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205cm" fo:margin-right="0cm" fo:text-align="start" style:justify-single-word="false" fo:text-indent="0cm" style:auto-text-indent="false"/>
      <style:text-properties officeooo:paragraph-rsid="000a018c"/>
    </style:style>
    <style:style style:name="P2" style:family="paragraph" style:parent-style-name="Standard">
      <style:paragraph-properties fo:margin-left="0.205cm" fo:margin-right="0cm" fo:line-height="0.459cm" fo:text-align="start" style:justify-single-word="false" fo:text-indent="0cm" style:auto-text-indent="false"/>
      <style:text-properties officeooo:paragraph-rsid="000a018c"/>
    </style:style>
    <style:style style:name="P3" style:family="paragraph" style:parent-style-name="Standard">
      <style:paragraph-properties fo:margin-left="0.205cm" fo:margin-right="0cm" fo:text-align="start" style:justify-single-word="false" fo:text-indent="0cm" style:auto-text-indent="false"/>
      <style:text-properties style:font-name="Times New Roman" fo:font-size="12pt" fo:letter-spacing="normal" officeooo:paragraph-rsid="000a018c" style:font-name-asian="Times New Roman1" style:font-size-asian="12pt" style:font-name-complex="Times New Roman1" style:font-size-complex="12pt" style:text-scale="100%"/>
    </style:style>
    <style:style style:name="P4" style:family="paragraph" style:parent-style-name="Standard">
      <style:paragraph-properties fo:margin-left="0.205cm" fo:margin-right="0cm" fo:text-align="start" style:justify-single-word="false" fo:text-indent="0cm" style:auto-text-indent="false"/>
      <style:text-properties officeooo:rsid="0012b0b7" officeooo:paragraph-rsid="0012b0b7"/>
    </style:style>
    <style:style style:name="P5" style:family="paragraph" style:parent-style-name="Standard">
      <style:paragraph-properties fo:margin-left="0.205cm" fo:margin-right="0cm" fo:margin-top="0.051cm" fo:margin-bottom="0cm" loext:contextual-spacing="false" fo:text-align="start" style:justify-single-word="false" fo:text-indent="0cm" style:auto-text-indent="false"/>
      <style:text-properties officeooo:paragraph-rsid="000a018c"/>
    </style:style>
    <style:style style:name="P6" style:family="paragraph" style:parent-style-name="Standard" style:master-page-name="">
      <style:paragraph-properties fo:margin-left="0.205cm" fo:margin-right="0cm" fo:margin-top="0.131cm" fo:margin-bottom="0cm" loext:contextual-spacing="false" fo:text-align="start" style:justify-single-word="false" fo:text-indent="0cm" style:auto-text-indent="false" style:page-number="auto" fo:break-before="auto" fo:break-after="auto"/>
      <style:text-properties officeooo:paragraph-rsid="000a018c"/>
    </style:style>
    <style:style style:name="P7" style:family="paragraph" style:parent-style-name="Standard">
      <style:paragraph-properties fo:margin-top="0.028cm" fo:margin-bottom="0cm" loext:contextual-spacing="false" fo:line-height="0.459cm" fo:text-align="start" style:justify-single-word="false"/>
      <style:text-properties fo:font-size="13pt" officeooo:paragraph-rsid="000a018c" style:font-size-asian="13pt" style:font-size-complex="13pt"/>
    </style:style>
    <style:style style:name="P8" style:family="paragraph" style:parent-style-name="Standard">
      <style:paragraph-properties fo:margin-left="0.205cm" fo:margin-right="11.345cm" fo:text-align="start" style:justify-single-word="false" fo:text-indent="0cm" style:auto-text-indent="false"/>
      <style:text-properties officeooo:paragraph-rsid="000a018c"/>
    </style:style>
    <style:style style:name="P9" style:family="paragraph" style:parent-style-name="Standard">
      <style:paragraph-properties fo:margin-top="0.021cm" fo:margin-bottom="0cm" loext:contextual-spacing="false" fo:line-height="0.423cm" fo:text-align="start" style:justify-single-word="false"/>
      <style:text-properties fo:font-size="12pt" officeooo:paragraph-rsid="000a018c" style:font-size-asian="12pt" style:font-size-complex="12pt"/>
    </style:style>
    <style:style style:name="P10" style:family="paragraph" style:parent-style-name="Standard">
      <style:paragraph-properties fo:margin-left="0.205cm" fo:margin-right="1.014cm" fo:text-align="start" style:justify-single-word="false" fo:text-indent="0cm" style:auto-text-indent="false"/>
      <style:text-properties officeooo:paragraph-rsid="000a018c"/>
    </style:style>
    <style:style style:name="P11" style:family="paragraph" style:parent-style-name="Standard">
      <style:paragraph-properties fo:margin-left="0.205cm" fo:margin-right="0.711cm" fo:text-align="start" style:justify-single-word="false" fo:text-indent="0cm" style:auto-text-indent="false"/>
      <style:text-properties officeooo:paragraph-rsid="000a018c"/>
    </style:style>
    <style:style style:name="P12" style:family="paragraph" style:parent-style-name="Standard">
      <style:paragraph-properties fo:margin-left="0.205cm" fo:margin-right="0.111cm" fo:text-align="start" style:justify-single-word="false" fo:text-indent="0cm" style:auto-text-indent="false"/>
      <style:text-properties officeooo:paragraph-rsid="000a018c"/>
    </style:style>
    <style:style style:name="P13" style:family="paragraph" style:parent-style-name="Standard">
      <style:paragraph-properties fo:margin-left="0.205cm" fo:margin-right="0.503cm" fo:text-align="start" style:justify-single-word="false" fo:text-indent="0cm" style:auto-text-indent="false"/>
      <style:text-properties officeooo:paragraph-rsid="000a018c"/>
    </style:style>
    <style:style style:name="P14" style:family="paragraph" style:parent-style-name="Standard">
      <style:paragraph-properties fo:margin-left="0.205cm" fo:margin-right="0.261cm" fo:text-align="start" style:justify-single-word="false" fo:text-indent="0cm" style:auto-text-indent="false"/>
      <style:text-properties officeooo:paragraph-rsid="000a018c"/>
    </style:style>
    <style:style style:name="P15" style:family="paragraph" style:parent-style-name="Standard">
      <style:paragraph-properties fo:margin-left="0.205cm" fo:margin-right="3.39cm" fo:text-align="start" style:justify-single-word="false" fo:text-indent="0cm" style:auto-text-indent="false"/>
      <style:text-properties officeooo:paragraph-rsid="000a018c"/>
    </style:style>
    <style:style style:name="P16" style:family="paragraph" style:parent-style-name="Standard">
      <style:paragraph-properties fo:margin-left="0.205cm" fo:margin-right="8.678cm" fo:text-align="start" style:justify-single-word="false" fo:text-indent="0cm" style:auto-text-indent="false"/>
      <style:text-properties officeooo:paragraph-rsid="000a018c"/>
    </style:style>
    <style:style style:name="P17" style:family="paragraph" style:parent-style-name="Standard">
      <style:paragraph-properties fo:margin-left="0.205cm" fo:margin-right="1.263cm" fo:text-align="start" style:justify-single-word="false" fo:text-indent="0cm" style:auto-text-indent="false"/>
      <style:text-properties officeooo:paragraph-rsid="000a018c"/>
    </style:style>
    <style:style style:name="P18" style:family="paragraph" style:parent-style-name="Standard">
      <style:paragraph-properties fo:margin-left="0.205cm" fo:margin-right="7.84cm" fo:text-align="start" style:justify-single-word="false" fo:text-indent="0cm" style:auto-text-indent="false"/>
      <style:text-properties officeooo:paragraph-rsid="000a018c"/>
    </style:style>
    <style:style style:name="P19" style:family="paragraph" style:parent-style-name="Standard">
      <style:paragraph-properties fo:margin-left="0.205cm" fo:margin-right="0.64cm" fo:text-align="start" style:justify-single-word="false" fo:text-indent="0cm" style:auto-text-indent="false"/>
      <style:text-properties officeooo:paragraph-rsid="000a018c"/>
    </style:style>
    <style:style style:name="P20" style:family="paragraph" style:parent-style-name="Standard">
      <style:paragraph-properties fo:margin-left="0.205cm" fo:margin-right="7.957cm" fo:text-align="start" style:justify-single-word="false" fo:text-indent="0cm" style:auto-text-indent="false"/>
      <style:text-properties officeooo:paragraph-rsid="000a018c"/>
    </style:style>
    <style:style style:name="P21" style:family="paragraph" style:parent-style-name="Standard">
      <style:paragraph-properties fo:margin-left="0.205cm" fo:margin-right="0.914cm" fo:text-align="start" style:justify-single-word="false" fo:text-indent="0cm" style:auto-text-indent="false"/>
      <style:text-properties officeooo:paragraph-rsid="000a018c"/>
    </style:style>
    <style:style style:name="P22" style:family="paragraph" style:parent-style-name="Standard">
      <style:paragraph-properties fo:margin-left="0.205cm" fo:margin-right="14.591cm" fo:text-align="start" style:justify-single-word="false" fo:text-indent="0cm" style:auto-text-indent="false"/>
      <style:text-properties officeooo:paragraph-rsid="000a018c"/>
    </style:style>
    <style:style style:name="P23" style:family="paragraph" style:parent-style-name="Standard">
      <style:paragraph-properties fo:margin-left="0.205cm" fo:margin-right="14.591cm" fo:text-align="start" style:justify-single-word="false" fo:text-indent="0cm" style:auto-text-indent="false"/>
      <style:text-properties style:font-name="Times New Roman" fo:font-size="12pt" fo:letter-spacing="normal" officeooo:paragraph-rsid="000a018c" style:font-name-asian="Times New Roman1" style:font-size-asian="12pt" style:font-name-complex="Times New Roman1" style:font-size-complex="12pt" style:text-scale="100%"/>
    </style:style>
    <style:style style:name="P24" style:family="paragraph" style:parent-style-name="Standard">
      <style:paragraph-properties fo:margin-left="0.205cm" fo:margin-right="10.652cm" fo:text-align="start" style:justify-single-word="false" fo:text-indent="0cm" style:auto-text-indent="false"/>
      <style:text-properties officeooo:paragraph-rsid="000a018c"/>
    </style:style>
    <style:style style:name="P25" style:family="paragraph" style:parent-style-name="Standard" style:master-page-name="Standard">
      <style:paragraph-properties fo:margin-left="0.205cm" fo:margin-right="0cm" fo:margin-top="0.064cm" fo:margin-bottom="0cm" loext:contextual-spacing="false" fo:text-align="start" style:justify-single-word="false" fo:text-indent="0cm" style:auto-text-indent="false" style:page-number="auto"/>
      <style:text-properties officeooo:paragraph-rsid="000a018c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0a018c"/>
    </style:style>
    <style:style style:name="P27" style:family="paragraph" style:parent-style-name="Standard" style:list-style-name="L2">
      <style:paragraph-properties fo:text-align="start" style:justify-single-word="false"/>
      <style:text-properties officeooo:paragraph-rsid="000a018c"/>
    </style:style>
    <style:style style:name="P28" style:family="paragraph" style:parent-style-name="Standard" style:list-style-name="L3">
      <style:paragraph-properties fo:text-align="start" style:justify-single-word="false"/>
      <style:text-properties officeooo:paragraph-rsid="000a018c"/>
    </style:style>
    <style:style style:name="P29" style:family="paragraph" style:parent-style-name="Standard" style:list-style-name="L4">
      <style:paragraph-properties fo:text-align="start" style:justify-single-word="false"/>
      <style:text-properties officeooo:paragraph-rsid="000a018c"/>
    </style:style>
    <style:style style:name="P30" style:family="paragraph" style:parent-style-name="Standard" style:list-style-name="L5">
      <style:paragraph-properties fo:text-align="start" style:justify-single-word="false"/>
      <style:text-properties officeooo:paragraph-rsid="000a018c"/>
    </style:style>
    <style:style style:name="P31" style:family="paragraph" style:parent-style-name="Standard" style:list-style-name="L5">
      <style:paragraph-properties fo:text-align="start" style:justify-single-word="false"/>
      <style:text-properties officeooo:rsid="0019c4e9" officeooo:paragraph-rsid="000a018c"/>
    </style:style>
    <style:style style:name="T1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T2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3" style:family="text">
      <style:text-properties style:font-name="Times New Roman" fo:font-size="12pt" fo:letter-spacing="normal" officeooo:rsid="001924e3" style:font-name-asian="Times New Roman1" style:font-size-asian="12pt" style:font-name-complex="Times New Roman1" style:font-size-complex="12pt" style:text-scale="100%"/>
    </style:style>
    <style:style style:name="T4" style:family="text">
      <style:text-properties style:font-name="Times New Roman" fo:font-size="12pt" fo:letter-spacing="normal" officeooo:rsid="001ab1b9" style:font-name-asian="Times New Roman1" style:font-size-asian="12pt" style:font-name-complex="Times New Roman1" style:font-size-complex="12pt" style:text-scale="100%"/>
    </style:style>
    <style:style style:name="T5" style:family="text">
      <style:text-properties style:font-name="Times New Roman" fo:font-size="12pt" fo:letter-spacing="normal" officeooo:rsid="000a018c" style:font-name-asian="Times New Roman1" style:font-size-asian="12pt" style:font-name-complex="Times New Roman1" style:font-size-complex="12pt" style:text-scale="100%"/>
    </style:style>
    <style:style style:name="T6" style:family="text">
      <style:text-properties style:font-name="Times New Roman" fo:font-size="12pt" fo:letter-spacing="normal" officeooo:rsid="0015ba24" style:font-name-asian="Times New Roman1" style:font-size-asian="12pt" style:font-name-complex="Times New Roman1" style:font-size-complex="12pt" style:text-scale="100%"/>
    </style:style>
    <style:style style:name="T7" style:family="text">
      <style:text-properties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8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00%"/>
    </style:style>
    <style:style style:name="T9" style:family="text">
      <style:text-properties style:font-name="Times New Roman" fo:font-size="12pt" fo:letter-spacing="0.004cm" style:font-name-asian="Times New Roman1" style:font-size-asian="12pt" style:font-name-complex="Times New Roman1" style:font-size-complex="12pt" style:text-scale="100%"/>
    </style:style>
    <style:style style:name="T10" style:family="text">
      <style:text-properties style:font-name="Times New Roman" fo:font-size="12pt" fo:letter-spacing="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11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00%"/>
    </style:style>
    <style:style style:name="T12" style:family="text">
      <style:text-properties style:font-name="Times New Roman" fo:font-size="12pt" fo:letter-spacing="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13" style:family="text">
      <style:text-properties style:font-name="Times New Roman" fo:font-size="12pt" fo:letter-spacing="-0.005cm" style:font-name-asian="Times New Roman1" style:font-size-asian="12pt" style:font-name-complex="Times New Roman1" style:font-size-complex="12pt" style:text-scale="100%"/>
    </style:style>
    <style:style style:name="T14" style:family="text">
      <style:text-properties style:font-name="Times New Roman" fo:font-size="12pt" fo:letter-spacing="-0.005cm" fo:font-weight="bold" style:font-name-asian="Times New Roman1" style:font-size-asian="12pt" style:font-weight-asian="bold" style:font-name-complex="Times New Roman1" style:font-size-complex="12pt" style:text-scale="100%"/>
    </style:style>
    <style:style style:name="T15" style:family="text">
      <style:text-properties style:font-name="Times New Roman" fo:font-size="12pt" fo:letter-spacing="-0.025cm" style:font-name-asian="Times New Roman1" style:font-size-asian="12pt" style:font-name-complex="Times New Roman1" style:font-size-complex="12pt" style:text-scale="100%"/>
    </style:style>
    <style:style style:name="T16" style:family="text">
      <style:text-properties style:font-name="Times New Roman" fo:font-size="12pt" fo:letter-spacing="-0.025cm" fo:font-weight="bold" style:font-name-asian="Times New Roman1" style:font-size-asian="12pt" style:font-weight-asian="bold" style:font-name-complex="Times New Roman1" style:font-size-complex="12pt" style:text-scale="100%"/>
    </style:style>
    <style:style style:name="T17" style:family="text">
      <style:text-properties style:font-name="Times New Roman" fo:font-size="12pt" fo:letter-spacing="-0.034cm" style:font-name-asian="Times New Roman1" style:font-size-asian="12pt" style:font-name-complex="Times New Roman1" style:font-size-complex="12pt" style:text-scale="100%"/>
    </style:style>
    <style:style style:name="T18" style:family="text">
      <style:text-properties style:font-name="Times New Roman" fo:font-size="12pt" fo:letter-spacing="0.007cm" style:font-name-asian="Times New Roman1" style:font-size-asian="12pt" style:font-name-complex="Times New Roman1" style:font-size-complex="12pt" style:text-scale="100%"/>
    </style:style>
    <style:style style:name="T19" style:family="text">
      <style:text-properties style:font-name="Times New Roman" fo:font-size="12pt" fo:letter-spacing="0.007cm" fo:font-weight="bold" style:font-name-asian="Times New Roman1" style:font-size-asian="12pt" style:font-weight-asian="bold" style:font-name-complex="Times New Roman1" style:font-size-complex="12pt" style:text-scale="100%"/>
    </style:style>
    <style:style style:name="T20" style:family="text">
      <style:text-properties style:font-name="Times New Roman" fo:font-size="12pt" fo:letter-spacing="-0.011cm" style:font-name-asian="Times New Roman1" style:font-size-asian="12pt" style:font-name-complex="Times New Roman1" style:font-size-complex="12pt" style:text-scale="100%"/>
    </style:style>
    <style:style style:name="T21" style:family="text">
      <style:text-properties style:font-name="Times New Roman" fo:font-size="12pt" fo:letter-spacing="-0.011cm" fo:font-weight="bold" style:font-name-asian="Times New Roman1" style:font-size-asian="12pt" style:font-weight-asian="bold" style:font-name-complex="Times New Roman1" style:font-size-complex="12pt" style:text-scale="100%"/>
    </style:style>
    <style:style style:name="T22" style:family="text">
      <style:text-properties style:font-name="Times New Roman" fo:font-size="12pt" fo:letter-spacing="-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23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00%"/>
    </style:style>
    <style:style style:name="T24" style:family="text">
      <style:text-properties style:font-name="Times New Roman" fo:font-size="12pt" fo:letter-spacing="-0.007cm" fo:font-weight="bold" style:font-name-asian="Times New Roman1" style:font-size-asian="12pt" style:font-weight-asian="bold" style:font-name-complex="Times New Roman1" style:font-size-complex="12pt" style:text-scale="100%"/>
    </style:style>
    <style:style style:name="T25" style:family="text">
      <style:text-properties style:font-name="Times New Roman" fo:font-size="12pt" fo:letter-spacing="-0.007cm" style:font-name-asian="Times New Roman1" style:font-size-asian="12pt" style:font-name-complex="Times New Roman1" style:font-size-complex="12pt" style:text-scale="100%"/>
    </style:style>
    <style:style style:name="T26" style:family="text">
      <style:text-properties style:font-name="Times New Roman" fo:font-size="12pt" fo:letter-spacing="-0.026cm" style:font-name-asian="Times New Roman1" style:font-size-asian="12pt" style:font-name-complex="Times New Roman1" style:font-size-complex="12pt" style:text-scale="100%"/>
    </style:style>
    <style:style style:name="T27" style:family="text">
      <style:text-properties style:font-name="Times New Roman" fo:font-size="12pt" fo:letter-spacing="0.005cm" style:font-name-asian="Times New Roman1" style:font-size-asian="12pt" style:font-name-complex="Times New Roman1" style:font-size-complex="12pt" style:text-scale="100%"/>
    </style:style>
    <style:style style:name="T28" style:family="text">
      <style:text-properties style:font-name="Times New Roman" fo:font-size="12pt" fo:letter-spacing="-0.014cm" style:font-name-asian="Times New Roman1" style:font-size-asian="12pt" style:font-name-complex="Times New Roman1" style:font-size-complex="12pt" style:text-scale="100%"/>
    </style:style>
    <style:style style:name="T29" style:family="text">
      <style:text-properties style:font-name="Times New Roman" fo:font-size="12pt" fo:letter-spacing="-0.044cm" style:font-name-asian="Times New Roman1" style:font-size-asian="12pt" style:font-name-complex="Times New Roman1" style:font-size-complex="12pt" style:text-scale="100%"/>
    </style:style>
    <style:style style:name="T30" style:family="text">
      <style:text-properties style:font-name="Times New Roman" fo:font-size="12pt" fo:letter-spacing="-0.044cm" fo:font-weight="bold" style:font-name-asian="Times New Roman1" style:font-size-asian="12pt" style:font-weight-asian="bold" style:font-name-complex="Times New Roman1" style:font-size-complex="12pt" style:text-scale="100%"/>
    </style:style>
    <style:style style:name="T31" style:family="text">
      <style:text-properties style:font-name="Times New Roman" fo:font-size="12pt" fo:letter-spacing="-0.023cm" style:font-name-asian="Times New Roman1" style:font-size-asian="12pt" style:font-name-complex="Times New Roman1" style:font-size-complex="12pt" style:text-scale="100%"/>
    </style:style>
    <style:style style:name="T32" style:family="text">
      <style:text-properties style:font-name="Times New Roman" fo:font-size="12pt" fo:letter-spacing="-0.028cm" style:font-name-asian="Times New Roman1" style:font-size-asian="12pt" style:font-name-complex="Times New Roman1" style:font-size-complex="12pt" style:text-scale="100%"/>
    </style:style>
    <style:style style:name="T33" style:family="text">
      <style:text-properties style:font-name="Times New Roman" fo:font-size="12pt" fo:letter-spacing="-0.035cm" style:font-name-asian="Times New Roman1" style:font-size-asian="12pt" style:font-name-complex="Times New Roman1" style:font-size-complex="12pt" style:text-scale="100%"/>
    </style:style>
    <style:style style:name="T34" style:family="text">
      <style:text-properties style:font-name="Times New Roman" fo:font-size="12pt" fo:letter-spacing="-0.009cm" fo:font-weight="bold" style:font-name-asian="Times New Roman1" style:font-size-asian="12pt" style:font-weight-asian="bold" style:font-name-complex="Times New Roman1" style:font-size-complex="12pt" style:text-scale="100%"/>
    </style:style>
    <style:style style:name="T35" style:family="text">
      <style:text-properties style:font-name="Times New Roman" fo:font-size="12pt" fo:letter-spacing="-0.009cm" style:font-name-asian="Times New Roman1" style:font-size-asian="12pt" style:font-name-complex="Times New Roman1" style:font-size-complex="12pt" style:text-scale="100%"/>
    </style:style>
    <style:style style:name="T36" style:family="text">
      <style:text-properties style:font-name="Times New Roman" fo:font-size="12pt" fo:letter-spacing="-0.032cm" style:font-name-asian="Times New Roman1" style:font-size-asian="12pt" style:font-name-complex="Times New Roman1" style:font-size-complex="12pt" style:text-scale="100%"/>
    </style:style>
    <style:style style:name="T37" style:family="text">
      <style:text-properties style:font-name="Times New Roman" fo:font-size="12pt" fo:letter-spacing="-0.016cm" style:font-name-asian="Times New Roman1" style:font-size-asian="12pt" style:font-name-complex="Times New Roman1" style:font-size-complex="12pt" style:text-scale="100%"/>
    </style:style>
    <style:style style:name="T38" style:family="text">
      <style:text-properties style:font-name="Times New Roman" fo:font-size="12pt" fo:letter-spacing="-0.048cm" style:font-name-asian="Times New Roman1" style:font-size-asian="12pt" style:font-name-complex="Times New Roman1" style:font-size-complex="12pt" style:text-scale="100%"/>
    </style:style>
    <style:style style:name="T39" style:family="text">
      <style:text-properties style:font-name="Times New Roman" fo:font-size="12pt" fo:letter-spacing="-0.021cm" style:font-name-asian="Times New Roman1" style:font-size-asian="12pt" style:font-name-complex="Times New Roman1" style:font-size-complex="12pt" style:text-scale="100%"/>
    </style:style>
    <style:style style:name="T40" style:family="text">
      <style:text-properties style:font-name="Times New Roman" fo:font-size="24pt" fo:letter-spacing="-0.002cm" fo:font-weight="bold" style:font-name-asian="Times New Roman1" style:font-size-asian="24pt" style:font-weight-asian="bold" style:font-name-complex="Times New Roman1" style:font-size-complex="24pt" style:text-scale="100%"/>
    </style:style>
    <style:style style:name="T41" style:family="text">
      <style:text-properties style:font-name="Times New Roman" fo:font-size="24pt" fo:letter-spacing="0.002cm" fo:font-weight="bold" style:font-name-asian="Times New Roman1" style:font-size-asian="24pt" style:font-weight-asian="bold" style:font-name-complex="Times New Roman1" style:font-size-complex="24pt" style:text-scale="100%"/>
    </style:style>
    <style:style style:name="T42" style:family="text">
      <style:text-properties style:font-name="Times New Roman" fo:font-size="24pt" fo:letter-spacing="normal" fo:font-weight="bold" style:font-name-asian="Times New Roman1" style:font-size-asian="24pt" style:font-weight-asian="bold" style:font-name-complex="Times New Roman1" style:font-size-complex="24pt" style:text-scale="100%"/>
    </style:style>
    <style:style style:name="T43" style:family="text">
      <style:text-properties style:font-name="Times New Roman" fo:font-size="24pt" fo:letter-spacing="-0.016cm" fo:font-weight="bold" style:font-name-asian="Times New Roman1" style:font-size-asian="24pt" style:font-weight-asian="bold" style:font-name-complex="Times New Roman1" style:font-size-complex="24pt" style:text-scale="100%"/>
    </style:style>
    <style:style style:name="T44" style:family="text">
      <style:text-properties style:font-name="Times New Roman" fo:font-size="24pt" fo:letter-spacing="-0.019cm" fo:font-weight="bold" style:font-name-asian="Times New Roman1" style:font-size-asian="24pt" style:font-weight-asian="bold" style:font-name-complex="Times New Roman1" style:font-size-complex="24pt" style:text-scale="100%"/>
    </style:style>
    <style:style style:name="T45" style:family="text">
      <style:text-properties style:font-name="Times New Roman" fo:font-size="24pt" fo:letter-spacing="-0.004cm" fo:font-weight="bold" style:font-name-asian="Times New Roman1" style:font-size-asian="24pt" style:font-weight-asian="bold" style:font-name-complex="Times New Roman1" style:font-size-complex="24pt" style:text-scale="100%"/>
    </style:style>
    <style:style style:name="T46" style:family="text">
      <style:text-properties fo:color="#00007f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47" style:family="text">
      <style:text-properties fo:color="#00007f"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48" style:family="text">
      <style:text-properties fo:color="#00007f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49" style:family="text">
      <style:text-properties fo:color="#00007f" style:font-name="Times New Roman" fo:font-size="12pt" fo:letter-spacing="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0" style:family="text">
      <style:text-properties fo:color="#00007f" style:font-name="Times New Roman" fo:font-size="12pt" fo:letter-spacing="0.004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1" style:family="text">
      <style:text-properties fo:color="#00007f" style:font-name="Times New Roman" fo:font-size="12pt" fo:letter-spacing="-0.005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2" style:family="text">
      <style:text-properties fo:color="#00007f" style:text-position="-4% 100%" style:font-name="Times New Roman" fo:font-size="12pt" fo:letter-spacing="-0.104cm" style:font-name-asian="Times New Roman1" style:font-size-asian="12pt" style:font-name-complex="Times New Roman1" style:font-size-complex="12pt" style:text-scale="100%"/>
    </style:style>
    <style:style style:name="T53" style:family="text">
      <style:text-properties fo:color="#00007f" style:text-position="-4% 100%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4" style:family="text">
      <style:text-properties fo:color="#00007f" style:text-position="-4% 100%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5" style:family="text">
      <style:text-properties fo:color="#00007f" style:text-position="-4% 100%" style:font-name="Times New Roman" fo:font-size="12pt" fo:letter-spacing="0.004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6" style:family="text">
      <style:text-properties fo:color="#00007f" style:text-position="-4% 100%" style:font-name="Times New Roman" fo:font-size="12pt" fo:letter-spacing="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7" style:family="text">
      <style:text-properties fo:color="#00007f" style:text-position="-4% 100%" style:font-name="Times New Roman" fo:font-size="12pt" fo:letter-spacing="-0.005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8" style:family="text">
      <style:text-properties style:text-position="-4% 100%"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59" style:family="text">
      <style:text-properties style:text-position="-4% 100%" style:font-name="Times New Roman" fo:font-size="12pt" fo:letter-spacing="-0.002cm" style:font-name-asian="Times New Roman1" style:font-size-asian="12pt" style:font-name-complex="Times New Roman1" style:font-size-complex="12pt" style:text-scale="100%"/>
    </style:style>
    <style:style style:name="T60" style:family="text">
      <style:text-properties fo:color="#3465a4"/>
    </style:style>
    <style:style style:name="T61" style:family="text">
      <style:text-properties officeooo:rsid="001421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40">Í</text:span><text:span text:style-name="T41">c</text:span><text:span text:style-name="T42">a</text:span><text:span text:style-name="T43">r</text:span><text:span text:style-name="T42">o </text:span><text:span text:style-name="T40">F</text:span><text:span text:style-name="T43">r</text:span><text:span text:style-name="T41">e</text:span><text:span text:style-name="T42">i</text:span><text:span text:style-name="T44">r</text:span><text:span text:style-name="T42">e </text:span><text:span text:style-name="T41">M</text:span><text:span text:style-name="T45">a</text:span><text:span text:style-name="T41">r</text:span><text:span text:style-name="T42">ti</text:span><text:span text:style-name="T40">n</text:span><text:span text:style-name="T42">s </text:span><text:span text:style-name="T40">d</text:span><text:span text:style-name="T42">a </text:span><text:span text:style-name="T40">S</text:span><text:span text:style-name="T42">ilva</text:span></text:p>
      <text:p text:style-name="P7"/>
      <text:p text:style-name="P1"><text:span text:style-name="T2">Br</text:span><text:span text:style-name="T8">a</text:span><text:span text:style-name="T2">s</text:span><text:span text:style-name="T8">il</text:span><text:span text:style-name="T2">e</text:span><text:span text:style-name="T8">i</text:span><text:span text:style-name="T2">ro,</text:span><text:span text:style-name="T9"> </text:span><text:span text:style-name="T2">so</text:span><text:span text:style-name="T8">lt</text:span><text:span text:style-name="T2">e</text:span><text:span text:style-name="T8">i</text:span><text:span text:style-name="T2">ro,</text:span><text:span text:style-name="T9"> </text:span><text:span text:style-name="T2">2</text:span><text:span text:style-name="T3">5</text:span><text:span text:style-name="T2"> anos</text:span></text:p>
      <text:p text:style-name="P1"><text:span text:style-name="T2">Rua</text:span><text:span text:style-name="T8"> E</text:span><text:span text:style-name="T2">sp</text:span><text:span text:style-name="T8">í</text:span><text:span text:style-name="T2">r</text:span><text:span text:style-name="T11">i</text:span><text:span text:style-name="T8">t</text:span><text:span text:style-name="T2">o San</text:span><text:span text:style-name="T8">t</text:span><text:span text:style-name="T2">o n</text:span><text:span text:style-name="T9">ú</text:span><text:span text:style-name="T13">m</text:span><text:span text:style-name="T2">ero</text:span><text:span text:style-name="T9"> </text:span><text:span text:style-name="T2">820</text:span></text:p>
      <text:p text:style-name="P8"><text:span text:style-name="T2">S</text:span><text:span text:style-name="T8">i</text:span><text:span text:style-name="T2">que</text:span><text:span text:style-name="T8">i</text:span><text:span text:style-name="T2">ra</text:span><text:span text:style-name="T11"> </text:span><text:span text:style-name="T2">C</text:span><text:span text:style-name="T8">am</text:span><text:span text:style-name="T2">pos -</text:span><text:span text:style-name="T15"> </text:span><text:span text:style-name="T2">Araca</text:span><text:span text:style-name="T11">j</text:span><text:span text:style-name="T2">u - SE </text:span><text:span text:style-name="T17">T</text:span><text:span text:style-name="T11">e</text:span><text:span text:style-name="T8">l</text:span><text:span text:style-name="T2">efon</text:span><text:span text:style-name="T11">e</text:span><text:span text:style-name="T2">:</text:span><text:span text:style-name="T8"> </text:span><text:span text:style-name="T2">(79)3241-5568 </text:span><text:span text:style-name="T6">Celular: (79)98107-4363</text:span></text:p>
      <text:p text:style-name="P1"><text:span text:style-name="T8">E</text:span><text:span text:style-name="T2">-</text:span><text:span text:style-name="T8">m</text:span><text:span text:style-name="T2">a</text:span><text:span text:style-name="T11">i</text:span><text:span text:style-name="T8">l</text:span><text:span text:style-name="T2">:</text:span><text:span text:style-name="T11"> </text:span><text:a xlink:type="simple" xlink:href="mailto:icarofre99@gmail.com" text:style-name="Internet_20_link" text:visited-style-name="Visited_20_Internet_20_Link"><text:span text:style-name="T8">i</text:span></text:a><text:a xlink:type="simple" xlink:href="mailto:icarofre99@gmail.com" text:style-name="Internet_20_link" text:visited-style-name="Visited_20_Internet_20_Link"><text:span text:style-name="T2">carofre99</text:span></text:a><text:a xlink:type="simple" xlink:href="mailto:icarofre99@gmail.com" text:style-name="Internet_20_link" text:visited-style-name="Visited_20_Internet_20_Link"><text:span text:style-name="T11">@</text:span></text:a><text:a xlink:type="simple" xlink:href="mailto:icarofre99@gmail.com" text:style-name="Internet_20_link" text:visited-style-name="Visited_20_Internet_20_Link"><text:span text:style-name="T9">g</text:span></text:a><text:a xlink:type="simple" xlink:href="mailto:icarofre99@gmail.com" text:style-name="Internet_20_link" text:visited-style-name="Visited_20_Internet_20_Link"><text:span text:style-name="T13">m</text:span></text:a><text:a xlink:type="simple" xlink:href="mailto:icarofre99@gmail.com" text:style-name="Internet_20_link" text:visited-style-name="Visited_20_Internet_20_Link"><text:span text:style-name="T11">a</text:span></text:a><text:a xlink:type="simple" xlink:href="mailto:icarofre99@gmail.com" text:style-name="Internet_20_link" text:visited-style-name="Visited_20_Internet_20_Link"><text:span text:style-name="T8">il</text:span></text:a><text:a xlink:type="simple" xlink:href="mailto:icarofre99@gmail.com" text:style-name="Internet_20_link" text:visited-style-name="Visited_20_Internet_20_Link"><text:span text:style-name="T2">.c</text:span></text:a><text:a xlink:type="simple" xlink:href="mailto:icarofre99@gmail.com" text:style-name="Internet_20_link" text:visited-style-name="Visited_20_Internet_20_Link"><text:span text:style-name="T9">o</text:span></text:a><text:a xlink:type="simple" xlink:href="mailto:icarofre99@gmail.com" text:style-name="Internet_20_link" text:visited-style-name="Visited_20_Internet_20_Link"><text:span text:style-name="T2">m</text:span></text:a></text:p>
      <text:p text:style-name="P4">(Uso E-mail com frequência. Podendo ser um meio rápido <text:span text:style-name="T61">para</text:span> contato.)</text:p>
      <text:p text:style-name="P2"><text:span text:style-name="T58">B</text:span><text:span text:style-name="T59">l</text:span><text:span text:style-name="T58">og: </text:span><text:span text:style-name="T52"><text:s/></text:span><text:a xlink:type="simple" xlink:href="http://icarofreire.blogspot.com.br/" text:style-name="Internet_20_link" text:visited-style-name="Visited_20_Internet_20_Link"><text:span text:style-name="T53">h</text:span></text:a><text:a xlink:type="simple" xlink:href="http://icarofreire.blogspot.com.br/" text:style-name="Internet_20_link" text:visited-style-name="Visited_20_Internet_20_Link"><text:span text:style-name="T54">tt</text:span></text:a><text:a xlink:type="simple" xlink:href="http://icarofreire.blogspot.com.br/" text:style-name="Internet_20_link" text:visited-style-name="Visited_20_Internet_20_Link"><text:span text:style-name="T55">p</text:span></text:a><text:a xlink:type="simple" xlink:href="http://icarofreire.blogspot.com.br/" text:style-name="Internet_20_link" text:visited-style-name="Visited_20_Internet_20_Link"><text:span text:style-name="T54">:/</text:span></text:a><text:a xlink:type="simple" xlink:href="http://icarofreire.blogspot.com.br/" text:style-name="Internet_20_link" text:visited-style-name="Visited_20_Internet_20_Link"><text:span text:style-name="T56">/</text:span></text:a><text:a xlink:type="simple" xlink:href="http://icarofreire.blogspot.com.br/" text:style-name="Internet_20_link" text:visited-style-name="Visited_20_Internet_20_Link"><text:span text:style-name="T54">i</text:span></text:a><text:a xlink:type="simple" xlink:href="http://icarofreire.blogspot.com.br/" text:style-name="Internet_20_link" text:visited-style-name="Visited_20_Internet_20_Link"><text:span text:style-name="T53">carof</text:span></text:a><text:a xlink:type="simple" xlink:href="http://icarofreire.blogspot.com.br/" text:style-name="Internet_20_link" text:visited-style-name="Visited_20_Internet_20_Link"><text:span text:style-name="T55">r</text:span></text:a><text:a xlink:type="simple" xlink:href="http://icarofreire.blogspot.com.br/" text:style-name="Internet_20_link" text:visited-style-name="Visited_20_Internet_20_Link"><text:span text:style-name="T53">e</text:span></text:a><text:a xlink:type="simple" xlink:href="http://icarofreire.blogspot.com.br/" text:style-name="Internet_20_link" text:visited-style-name="Visited_20_Internet_20_Link"><text:span text:style-name="T54">i</text:span></text:a><text:a xlink:type="simple" xlink:href="http://icarofreire.blogspot.com.br/" text:style-name="Internet_20_link" text:visited-style-name="Visited_20_Internet_20_Link"><text:span text:style-name="T53">re.b</text:span></text:a><text:a xlink:type="simple" xlink:href="http://icarofreire.blogspot.com.br/" text:style-name="Internet_20_link" text:visited-style-name="Visited_20_Internet_20_Link"><text:span text:style-name="T54">l</text:span></text:a><text:a xlink:type="simple" xlink:href="http://icarofreire.blogspot.com.br/" text:style-name="Internet_20_link" text:visited-style-name="Visited_20_Internet_20_Link"><text:span text:style-name="T53">ogspo</text:span></text:a><text:a xlink:type="simple" xlink:href="http://icarofreire.blogspot.com.br/" text:style-name="Internet_20_link" text:visited-style-name="Visited_20_Internet_20_Link"><text:span text:style-name="T54">t</text:span></text:a><text:a xlink:type="simple" xlink:href="http://icarofreire.blogspot.com.br/" text:style-name="Internet_20_link" text:visited-style-name="Visited_20_Internet_20_Link"><text:span text:style-name="T55">.</text:span></text:a><text:a xlink:type="simple" xlink:href="http://icarofreire.blogspot.com.br/" text:style-name="Internet_20_link" text:visited-style-name="Visited_20_Internet_20_Link"><text:span text:style-name="T53">c</text:span></text:a><text:a xlink:type="simple" xlink:href="http://icarofreire.blogspot.com.br/" text:style-name="Internet_20_link" text:visited-style-name="Visited_20_Internet_20_Link"><text:span text:style-name="T55">o</text:span></text:a><text:a xlink:type="simple" xlink:href="http://icarofreire.blogspot.com.br/" text:style-name="Internet_20_link" text:visited-style-name="Visited_20_Internet_20_Link"><text:span text:style-name="T57">m</text:span></text:a><text:a xlink:type="simple" xlink:href="http://icarofreire.blogspot.com.br/" text:style-name="Internet_20_link" text:visited-style-name="Visited_20_Internet_20_Link"><text:span text:style-name="T53">.br/</text:span></text:a></text:p>
      <text:p text:style-name="P9"/>
      <text:p text:style-name="P5"><text:span text:style-name="T7">O</text:span><text:span text:style-name="T1">bjet</text:span><text:span text:style-name="T7">i</text:span><text:span text:style-name="T1">vo:</text:span></text:p>
      <text:p text:style-name="P10"><text:span text:style-name="T2">A</text:span><text:span text:style-name="T8">t</text:span><text:span text:style-name="T2">uar na ár</text:span><text:span text:style-name="T11">e</text:span><text:span text:style-name="T2">a de Info</text:span><text:span text:style-name="T9">r</text:span><text:span text:style-name="T13">m</text:span><text:span text:style-name="T11">á</text:span><text:span text:style-name="T8">ti</text:span><text:span text:style-name="T11">c</text:span><text:span text:style-name="T2">a c</text:span><text:span text:style-name="T9">o</text:span><text:span text:style-name="T13">m</text:span><text:span text:style-name="T2">o</text:span><text:span text:style-name="T9"> </text:span><text:span text:style-name="T8">P</text:span><text:span text:style-name="T2">rogr</text:span><text:span text:style-name="T11">a</text:span><text:span text:style-name="T13">m</text:span><text:span text:style-name="T11">a</text:span><text:span text:style-name="T2">dor c</text:span><text:span text:style-name="T9">o</text:span><text:span text:style-name="T2">m</text:span><text:span text:style-name="T8"> </text:span><text:span text:style-name="T2">foco no desenvo</text:span><text:span text:style-name="T8">l</text:span><text:span text:style-name="T2">v</text:span><text:span text:style-name="T11">i</text:span><text:span text:style-name="T8">m</text:span><text:span text:style-name="T2">en</text:span><text:span text:style-name="T8">t</text:span><text:span text:style-name="T2">o</text:span><text:span text:style-name="T9"> </text:span><text:span text:style-name="T2">B</text:span><text:span text:style-name="T8">a</text:span><text:span text:style-name="T2">ck-</text:span><text:span text:style-name="T8">E</text:span><text:span text:style-name="T2">nd</text:span><text:span text:style-name="T9"> </text:span><text:span text:style-name="T2">de </text:span><text:span text:style-name="T8">s</text:span><text:span text:style-name="T2">of</text:span><text:span text:style-name="T8">t</text:span><text:span text:style-name="T2">ware.</text:span></text:p>
      <text:p text:style-name="P7"/>
      <text:p text:style-name="P1"><text:span text:style-name="T7">P</text:span><text:span text:style-name="T1">er</text:span><text:span text:style-name="T10">f</text:span><text:span text:style-name="T7">il</text:span><text:span text:style-name="T1">:</text:span></text:p>
      <text:p text:style-name="P11"><text:span text:style-name="T2">Bom</text:span><text:span text:style-name="T8"> </text:span><text:span text:style-name="T2">en</text:span><text:span text:style-name="T8">t</text:span><text:span text:style-name="T2">en</text:span><text:span text:style-name="T9">d</text:span><text:span text:style-name="T11">i</text:span><text:span text:style-name="T13">m</text:span><text:span text:style-name="T2">e</text:span><text:span text:style-name="T9">n</text:span><text:span text:style-name="T8">t</text:span><text:span text:style-name="T2">o de para</text:span><text:span text:style-name="T9">d</text:span><text:span text:style-name="T8">i</text:span><text:span text:style-name="T9">g</text:span><text:span text:style-name="T13">m</text:span><text:span text:style-name="T2">as</text:span><text:span text:style-name="T9"> </text:span><text:span text:style-name="T2">de progra</text:span><text:span text:style-name="T8">m</text:span><text:span text:style-name="T2">a</text:span><text:span text:style-name="T11">ç</text:span><text:span text:style-name="T2">ão e es</text:span><text:span text:style-name="T8">t</text:span><text:span text:style-name="T2">ru</text:span><text:span text:style-name="T8">t</text:span><text:span text:style-name="T2">u</text:span><text:span text:style-name="T9">r</text:span><text:span text:style-name="T2">as de dados c</text:span><text:span text:style-name="T9">o</text:span><text:span text:style-name="T13">m</text:span><text:span text:style-name="T2">p</text:span><text:span text:style-name="T11">l</text:span><text:span text:style-name="T2">exas c</text:span><text:span text:style-name="T9">o</text:span><text:span text:style-name="T2">m</text:span><text:span text:style-name="T8"> </text:span><text:span text:style-name="T2">p</text:span><text:span text:style-name="T8">l</text:span><text:span text:style-name="T2">eno </text:span><text:span text:style-name="T8">i</text:span><text:span text:style-name="T2">n</text:span><text:span text:style-name="T8">t</text:span><text:span text:style-name="T2">eresse</text:span><text:span text:style-name="T11"> </text:span><text:span text:style-name="T2">em</text:span><text:span text:style-name="T8"> </text:span><text:span text:style-name="T2">pro</text:span><text:span text:style-name="T11">j</text:span><text:span text:style-name="T2">e</text:span><text:span text:style-name="T8">t</text:span><text:span text:style-name="T2">os de desenvo</text:span><text:span text:style-name="T8">l</text:span><text:span text:style-name="T2">v</text:span><text:span text:style-name="T11">i</text:span><text:span text:style-name="T8">m</text:span><text:span text:style-name="T2">en</text:span><text:span text:style-name="T8">t</text:span><text:span text:style-name="T2">o</text:span><text:span text:style-name="T9"> </text:span><text:span text:style-name="T2">B</text:span><text:span text:style-name="T8">a</text:span><text:span text:style-name="T2">ck-</text:span><text:span text:style-name="T8">E</text:span><text:span text:style-name="T2">nd</text:span><text:span text:style-name="T9"> </text:span><text:span text:style-name="T2">de </text:span><text:span text:style-name="T8">s</text:span><text:span text:style-name="T2">of</text:span><text:span text:style-name="T8">t</text:span><text:span text:style-name="T2">ware,</text:span><text:span text:style-name="T9"> </text:span><text:span text:style-name="T2">e reso</text:span><text:span text:style-name="T8">l</text:span><text:span text:style-name="T2">ução</text:span><text:span text:style-name="T9"> </text:span><text:span text:style-name="T2">de prob</text:span><text:span text:style-name="T8">l</text:span><text:span text:style-name="T11">e</text:span><text:span text:style-name="T8">m</text:span><text:span text:style-name="T2">as co</text:span><text:span text:style-name="T8">m</text:span><text:span text:style-name="T2">pu</text:span><text:span text:style-name="T8">t</text:span><text:span text:style-name="T11">a</text:span><text:span text:style-name="T2">c</text:span><text:span text:style-name="T8">i</text:span><text:span text:style-name="T2">on</text:span><text:span text:style-name="T11">a</text:span><text:span text:style-name="T8">i</text:span><text:span text:style-name="T2">s.</text:span></text:p>
      <text:p text:style-name="P12"><text:span text:style-name="T2">Progra</text:span><text:span text:style-name="T8">m</text:span><text:span text:style-name="T2">ador hob</text:span><text:span text:style-name="T18">b</text:span><text:span text:style-name="T20">y</text:span><text:span text:style-name="T9">s</text:span><text:span text:style-name="T8">t</text:span><text:span text:style-name="T2">a,</text:span><text:span text:style-name="T9"> </text:span><text:span text:style-name="T2">e au</text:span><text:span text:style-name="T8">t</text:span><text:span text:style-name="T2">od</text:span><text:span text:style-name="T8">i</text:span><text:span text:style-name="T9">d</text:span><text:span text:style-name="T2">a</text:span><text:span text:style-name="T8">t</text:span><text:span text:style-name="T2">a</text:span><text:span text:style-name="T11"> </text:span><text:span text:style-name="T2">em</text:span><text:span text:style-name="T8"> </text:span><text:span text:style-name="T2">vár</text:span><text:span text:style-name="T11">i</text:span><text:span text:style-name="T2">as </text:span><text:span text:style-name="T8">li</text:span><text:span text:style-name="T2">nguagens</text:span><text:span text:style-name="T9"> </text:span><text:span text:style-name="T2">de progra</text:span><text:span text:style-name="T8">m</text:span><text:span text:style-name="T2">a</text:span><text:span text:style-name="T11">ç</text:span><text:span text:style-name="T2">ão, arqu</text:span><text:span text:style-name="T11">i</text:span><text:span text:style-name="T8">t</text:span><text:span text:style-name="T2">e</text:span><text:span text:style-name="T8">t</text:span><text:span text:style-name="T2">ura</text:span><text:span text:style-name="T11"> </text:span><text:span text:style-name="T2">de processadores, ferr</text:span><text:span text:style-name="T11">a</text:span><text:span text:style-name="T13">m</text:span><text:span text:style-name="T2">e</text:span><text:span text:style-name="T9">n</text:span><text:span text:style-name="T8">t</text:span><text:span text:style-name="T2">as de desenvo</text:span><text:span text:style-name="T8">l</text:span><text:span text:style-name="T9">v</text:span><text:span text:style-name="T11">i</text:span><text:span text:style-name="T13">m</text:span><text:span text:style-name="T2">e</text:span><text:span text:style-name="T9">n</text:span><text:span text:style-name="T8">t</text:span><text:span text:style-name="T2">o e s</text:span><text:span text:style-name="T8">i</text:span><text:span text:style-name="T2">s</text:span><text:span text:style-name="T8">t</text:span><text:span text:style-name="T11">e</text:span><text:span text:style-name="T13">m</text:span><text:span text:style-name="T2">as</text:span><text:span text:style-name="T9"> </text:span><text:span text:style-name="T2">operac</text:span><text:span text:style-name="T8">i</text:span><text:span text:style-name="T2">o</text:span><text:span text:style-name="T9">n</text:span><text:span text:style-name="T2">a</text:span><text:span text:style-name="T8">i</text:span><text:span text:style-name="T2">s;</text:span><text:span text:style-name="T11"> </text:span><text:span text:style-name="T2">vo</text:span><text:span text:style-name="T8">l</text:span><text:span text:style-name="T2">un</text:span><text:span text:style-name="T8">t</text:span><text:span text:style-name="T2">ár</text:span><text:span text:style-name="T8">i</text:span><text:span text:style-name="T2">o</text:span><text:span text:style-name="T9"> </text:span><text:span text:style-name="T2">para qua</text:span><text:span text:style-name="T8">l</text:span><text:span text:style-name="T2">q</text:span><text:span text:style-name="T9">u</text:span><text:span text:style-name="T2">er </text:span><text:span text:style-name="T8">t</text:span><text:span text:style-name="T2">arefa</text:span><text:span text:style-name="T11"> </text:span><text:span text:style-name="T2">desaf</text:span><text:span text:style-name="T8">i</text:span><text:span text:style-name="T2">adora,</text:span><text:span text:style-name="T9"> </text:span><text:span text:style-name="T2">au</text:span><text:span text:style-name="T8">t</text:span><text:span text:style-name="T9">o</text:span><text:span text:style-name="T13">m</text:span><text:span text:style-name="T9">o</text:span><text:span text:style-name="T8">ti</text:span><text:span text:style-name="T2">vado,</text:span><text:span text:style-name="T9"> </text:span><text:span text:style-name="T2">e </text:span><text:span text:style-name="T8">i</text:span><text:span text:style-name="T2">n</text:span><text:span text:style-name="T8">t</text:span><text:span text:style-name="T11">e</text:span><text:span text:style-name="T8">i</text:span><text:span text:style-name="T2">r</text:span><text:span text:style-name="T11">a</text:span><text:span text:style-name="T13">m</text:span><text:span text:style-name="T11">e</text:span><text:span text:style-name="T2">n</text:span><text:span text:style-name="T8">t</text:span><text:span text:style-name="T2">e</text:span><text:span text:style-name="T11"> </text:span><text:span text:style-name="T2">d</text:span><text:span text:style-name="T8">i</text:span><text:span text:style-name="T2">spon</text:span><text:span text:style-name="T8">í</text:span><text:span text:style-name="T2">vel</text:span><text:span text:style-name="T11"> </text:span><text:span text:style-name="T2">ao aprend</text:span><text:span text:style-name="T8">i</text:span><text:span text:style-name="T11">z</text:span><text:span text:style-name="T2">ado de novas </text:span><text:span text:style-name="T8">t</text:span><text:span text:style-name="T11">e</text:span><text:span text:style-name="T2">cno</text:span><text:span text:style-name="T8">l</text:span><text:span text:style-name="T2">og</text:span><text:span text:style-name="T11">i</text:span><text:span text:style-name="T2">as e </text:span><text:span text:style-name="T13">m</text:span><text:span text:style-name="T11">e</text:span><text:span text:style-name="T8">t</text:span><text:span text:style-name="T2">od</text:span><text:span text:style-name="T9">o</text:span><text:span text:style-name="T8">l</text:span><text:span text:style-name="T2">og</text:span><text:span text:style-name="T8">i</text:span><text:span text:style-name="T2">as de</text:span><text:span text:style-name="T11"> </text:span><text:span text:style-name="T2">d</text:span><text:span text:style-name="T13">e</text:span><text:span text:style-name="T2">senv</text:span><text:span text:style-name="T9">o</text:span><text:span text:style-name="T8">l</text:span><text:span text:style-name="T2">v</text:span><text:span text:style-name="T11">i</text:span><text:span text:style-name="T13">m</text:span><text:span text:style-name="T2">e</text:span><text:span text:style-name="T9">n</text:span><text:span text:style-name="T8">t</text:span><text:span text:style-name="T2">o, s</text:span><text:span text:style-name="T11">e</text:span><text:span text:style-name="T13">m</text:span><text:span text:style-name="T2">pre</text:span><text:span text:style-name="T11"> </text:span><text:span text:style-name="T2">aber</text:span><text:span text:style-name="T8">t</text:span><text:span text:style-name="T2">o</text:span><text:span text:style-name="T9"> </text:span><text:span text:style-name="T2">ao conhec</text:span><text:span text:style-name="T11">i</text:span><text:span text:style-name="T8">m</text:span><text:span text:style-name="T2">en</text:span><text:span text:style-name="T8">t</text:span><text:span text:style-name="T2">o</text:span><text:span text:style-name="T9"> </text:span><text:span text:style-name="T2">e novos desaf</text:span><text:span text:style-name="T8">i</text:span><text:span text:style-name="T2">os.</text:span></text:p>
      <text:p text:style-name="P7"/>
      <text:p text:style-name="P1"><text:span text:style-name="T7">C</text:span><text:span text:style-name="T1">onhec</text:span><text:span text:style-name="T14">i</text:span><text:span text:style-name="T19">m</text:span><text:span text:style-name="T1">ent</text:span><text:span text:style-name="T22">o</text:span><text:span text:style-name="T1">s</text:span><text:span text:style-name="T24"> </text:span><text:span text:style-name="T1">T</text:span><text:span text:style-name="T7">é</text:span><text:span text:style-name="T1">cn</text:span><text:span text:style-name="T12">i</text:span><text:span text:style-name="T1">cos:</text:span></text:p>
      <text:list xml:id="list4937806712564505045" text:style-name="L1">
        <text:list-item>
          <text:p text:style-name="P26"><text:span text:style-name="T8">Li</text:span><text:span text:style-name="T2">nguag</text:span><text:span text:style-name="T11">e</text:span><text:span text:style-name="T2">m</text:span><text:span text:style-name="T8"> </text:span><text:span text:style-name="T2">C;</text:span></text:p>
        </text:list-item>
        <text:list-item>
          <text:p text:style-name="P26"><text:span text:style-name="T8">Li</text:span><text:span text:style-name="T2">nguag</text:span><text:span text:style-name="T11">e</text:span><text:span text:style-name="T2">m</text:span><text:span text:style-name="T8"> </text:span><text:span text:style-name="T2">C</text:span><text:span text:style-name="T5">++;</text:span></text:p>
        </text:list-item>
      </text:list>
      <text:list xml:id="list5888525368188982861" text:style-name="L2">
        <text:list-item>
          <text:list>
            <text:list-item>
              <text:p text:style-name="P27"><text:span text:style-name="T4">Conhecimento sobre o Padrão C++11 e C++14</text:span><text:span text:style-name="T5">;</text:span></text:p>
            </text:list-item>
            <text:list-item>
              <text:p text:style-name="P27">Conhecimento sobre a interface C++ para GTK+ (gtkmm), para construção de interfaces gráfica de usuário.</text:p>
            </text:list-item>
          </text:list>
        </text:list-item>
        <text:list-item>
          <text:p text:style-name="P27"><text:span text:style-name="T9">P</text:span><text:span text:style-name="T25">y</text:span><text:span text:style-name="T8">t</text:span><text:span text:style-name="T2">ho</text:span><text:span text:style-name="T9">n</text:span><text:span text:style-name="T2">;</text:span></text:p>
        </text:list-item>
        <text:list-item>
          <text:p text:style-name="P27"><text:span text:style-name="T8">P</text:span><text:span text:style-name="T2">HP;</text:span></text:p>
        </text:list-item>
        <text:list-item>
          <text:p text:style-name="P27"><text:span text:style-name="T2">Java - P</text:span><text:span text:style-name="T8">l</text:span><text:span text:style-name="T2">a</text:span><text:span text:style-name="T8">t</text:span><text:span text:style-name="T2">afo</text:span><text:span text:style-name="T9">r</text:span><text:span text:style-name="T8">m</text:span><text:span text:style-name="T2">a JS</text:span><text:span text:style-name="T8">E/</text:span><text:span text:style-name="T2">J2S</text:span><text:span text:style-name="T8">E</text:span><text:span text:style-name="T2">(Desk</text:span><text:span text:style-name="T8">t</text:span><text:span text:style-name="T2">op):</text:span></text:p>
        </text:list-item>
      </text:list>
      <text:list xml:id="list3076275408274409005" text:style-name="L3">
        <text:list-item>
          <text:list>
            <text:list-item>
              <text:p text:style-name="P28"><text:span text:style-name="T2">P</text:span><text:span text:style-name="T23">o</text:span><text:span text:style-name="T2">ssuo co</text:span><text:span text:style-name="T8">m</text:span><text:span text:style-name="T2">o </text:span><text:span text:style-name="T8">m</text:span><text:span text:style-name="T11">é</text:span><text:span text:style-name="T8">t</text:span><text:span text:style-name="T2">odo de</text:span><text:span text:style-name="T11"> </text:span><text:span text:style-name="T2">desenvo</text:span><text:span text:style-name="T8">l</text:span><text:span text:style-name="T2">v</text:span><text:span text:style-name="T11">i</text:span><text:span text:style-name="T13">m</text:span><text:span text:style-name="T11">e</text:span><text:span text:style-name="T2">n</text:span><text:span text:style-name="T8">t</text:span><text:span text:style-name="T2">o da</text:span><text:span text:style-name="T11"> </text:span><text:span text:style-name="T2">In</text:span><text:span text:style-name="T8">t</text:span><text:span text:style-name="T2">erface</text:span><text:span text:style-name="T11"> </text:span><text:span text:style-name="T2">Gráf</text:span><text:span text:style-name="T8">i</text:span><text:span text:style-name="T2">ca</text:span><text:span text:style-name="T11"> </text:span><text:span text:style-name="T2">do </text:span><text:span text:style-name="T8">U</text:span><text:span text:style-name="T2">suár</text:span><text:span text:style-name="T8">i</text:span><text:span text:style-name="T2">o,</text:span><text:span text:style-name="T9"> </text:span><text:span text:style-name="T2">escrever </text:span><text:span text:style-name="T8">t</text:span><text:span text:style-name="T2">odo</text:span><text:span text:style-name="T9"> </text:span><text:span text:style-name="T2">o cód</text:span><text:span text:style-name="T8">i</text:span><text:span text:style-name="T2">go </text:span><text:span text:style-name="T8">m</text:span><text:span text:style-name="T2">an</text:span><text:span text:style-name="T9">u</text:span><text:span text:style-name="T2">a</text:span><text:span text:style-name="T11">l</text:span><text:span text:style-name="T13">m</text:span><text:span text:style-name="T11">e</text:span><text:span text:style-name="T2">n</text:span><text:span text:style-name="T8">t</text:span><text:span text:style-name="T2">e,</text:span><text:span text:style-name="T9"> </text:span><text:span text:style-name="T2">sem</text:span><text:span text:style-name="T8"> </text:span><text:span text:style-name="T2">a u</text:span><text:span text:style-name="T8">t</text:span><text:span text:style-name="T11">i</text:span><text:span text:style-name="T8">li</text:span><text:span text:style-name="T11">z</text:span><text:span text:style-name="T2">ação</text:span><text:span text:style-name="T9"> </text:span><text:span text:style-name="T2">de ferr</text:span><text:span text:style-name="T11">a</text:span><text:span text:style-name="T13">m</text:span><text:span text:style-name="T2">e</text:span><text:span text:style-name="T9">n</text:span><text:span text:style-name="T8">t</text:span><text:span text:style-name="T2">as cons</text:span><text:span text:style-name="T8">t</text:span><text:span text:style-name="T2">ru</text:span><text:span text:style-name="T8">t</text:span><text:span text:style-name="T2">oras</text:span><text:span text:style-name="T9"> </text:span><text:span text:style-name="T2">de In</text:span><text:span text:style-name="T8">t</text:span><text:span text:style-name="T2">erfa</text:span><text:span text:style-name="T11">c</text:span><text:span text:style-name="T2">e Gráf</text:span><text:span text:style-name="T8">i</text:span><text:span text:style-name="T2">ca </text:span><text:span text:style-name="T23">(</text:span><text:span text:style-name="T2">GUI bu</text:span><text:span text:style-name="T8">il</text:span><text:span text:style-name="T9">d</text:span><text:span text:style-name="T2">er /</text:span><text:span text:style-name="T8"> </text:span><text:span text:style-name="T2">GUI D</text:span><text:span text:style-name="T13">e</text:span><text:span text:style-name="T2">s</text:span><text:span text:style-name="T8">i</text:span><text:span text:style-name="T2">gner).</text:span></text:p>
            </text:list-item>
          </text:list>
        </text:list-item>
      </text:list>
      <text:p text:style-name="P7"/>
      <text:p text:style-name="P1"><text:span text:style-name="T1">D</text:span><text:span text:style-name="T14">e</text:span><text:span text:style-name="T1">senvo</text:span><text:span text:style-name="T7">l</text:span><text:span text:style-name="T10">v</text:span><text:span text:style-name="T14">i</text:span><text:span text:style-name="T10">m</text:span><text:span text:style-name="T1">ento </text:span><text:span text:style-name="T14">e</text:span><text:span text:style-name="T1">m</text:span><text:span text:style-name="T10"> </text:span><text:span text:style-name="T1">Ba</text:span><text:span text:style-name="T12">i</text:span><text:span text:style-name="T22">x</text:span><text:span text:style-name="T1">o</text:span><text:span text:style-name="T10"> </text:span><text:span text:style-name="T1">N</text:span><text:span text:style-name="T7">í</text:span><text:span text:style-name="T1">ve</text:span><text:span text:style-name="T7">l</text:span><text:span text:style-name="T1">:</text:span></text:p>
      <text:p text:style-name="P13"><text:span text:style-name="T2">D</text:span><text:span text:style-name="T13">e</text:span><text:span text:style-name="T2">senvo</text:span><text:span text:style-name="T8">l</text:span><text:span text:style-name="T9">v</text:span><text:span text:style-name="T11">i</text:span><text:span text:style-name="T13">m</text:span><text:span text:style-name="T2">e</text:span><text:span text:style-name="T9">n</text:span><text:span text:style-name="T8">t</text:span><text:span text:style-name="T2">o de sof</text:span><text:span text:style-name="T8">t</text:span><text:span text:style-name="T2">ware</text:span><text:span text:style-name="T11"> </text:span><text:span text:style-name="T2">em</text:span><text:span text:style-name="T8"> li</text:span><text:span text:style-name="T2">ng</text:span><text:span text:style-name="T9">u</text:span><text:span text:style-name="T2">ag</text:span><text:span text:style-name="T11">e</text:span><text:span text:style-name="T2">m</text:span><text:span text:style-name="T26"> </text:span><text:span text:style-name="T2">A</text:span><text:span text:style-name="T8">s</text:span><text:span text:style-name="T2">s</text:span><text:span text:style-name="T11">e</text:span><text:span text:style-name="T13">m</text:span><text:span text:style-name="T2">b</text:span><text:span text:style-name="T27">l</text:span><text:span text:style-name="T2">y</text:span><text:span text:style-name="T23"> </text:span><text:span text:style-name="T2">u</text:span><text:span text:style-name="T8">ti</text:span><text:span text:style-name="T11">l</text:span><text:span text:style-name="T8">i</text:span><text:span text:style-name="T2">zando</text:span><text:span text:style-name="T9"> </text:span><text:span text:style-name="T2">a s</text:span><text:span text:style-name="T8">i</text:span><text:span text:style-name="T2">n</text:span><text:span text:style-name="T8">t</text:span><text:span text:style-name="T2">axe</text:span><text:span text:style-name="T11"> </text:span><text:span text:style-name="T2">IN</text:span><text:span text:style-name="T8">TEL</text:span><text:span text:style-name="T2">,</text:span><text:span text:style-name="T9"> </text:span><text:span text:style-name="T8">t</text:span><text:span text:style-name="T2">endo c</text:span><text:span text:style-name="T9">o</text:span><text:span text:style-name="T13">m</text:span><text:span text:style-name="T2">o ferr</text:span><text:span text:style-name="T11">a</text:span><text:span text:style-name="T13">m</text:span><text:span text:style-name="T2">e</text:span><text:span text:style-name="T9">n</text:span><text:span text:style-name="T8">t</text:span><text:span text:style-name="T2">a de</text:span><text:span text:style-name="T11"> </text:span><text:span text:style-name="T2">desenvo</text:span><text:span text:style-name="T8">l</text:span><text:span text:style-name="T2">v</text:span><text:span text:style-name="T11">i</text:span><text:span text:style-name="T13">m</text:span><text:span text:style-name="T11">e</text:span><text:span text:style-name="T2">n</text:span><text:span text:style-name="T8">t</text:span><text:span text:style-name="T2">o </text:span><text:span text:style-name="T8">m</text:span><text:span text:style-name="T2">o</text:span><text:span text:style-name="T9">n</text:span><text:span text:style-name="T8">t</text:span><text:span text:style-name="T2">adores c</text:span><text:span text:style-name="T9">o</text:span><text:span text:style-name="T13">m</text:span><text:span text:style-name="T2">o</text:span><text:span text:style-name="T9"> </text:span><text:span text:style-name="T2">N</text:span><text:span text:style-name="T13">a</text:span><text:span text:style-name="T9">s</text:span><text:span text:style-name="T2">m</text:span><text:span text:style-name="T8"> </text:span><text:span text:style-name="T2">e</text:span><text:span text:style-name="T28"> </text:span><text:span text:style-name="T29">Y</text:span><text:span text:style-name="T2">a</text:span><text:span text:style-name="T9">s</text:span><text:span text:style-name="T13">m</text:span><text:span text:style-name="T2">;</text:span></text:p>
      <text:p text:style-name="P1"><text:span text:style-name="T8">Li</text:span><text:span text:style-name="T2">nguag</text:span><text:span text:style-name="T11">e</text:span><text:span text:style-name="T2">m</text:span><text:span text:style-name="T31"> </text:span><text:span text:style-name="T8">A</text:span><text:span text:style-name="T2">sse</text:span><text:span text:style-name="T8">m</text:span><text:span text:style-name="T2">b</text:span><text:span text:style-name="T27">l</text:span><text:span text:style-name="T2">y</text:span><text:span text:style-name="T32"> </text:span><text:span text:style-name="T2">Arqu</text:span><text:span text:style-name="T8">it</text:span><text:span text:style-name="T2">e</text:span><text:span text:style-name="T8">t</text:span><text:span text:style-name="T2">u</text:span><text:span text:style-name="T9">r</text:span><text:span text:style-name="T2">a In</text:span><text:span text:style-name="T8">t</text:span><text:span text:style-name="T2">el</text:span><text:span text:style-name="T11"> </text:span><text:span text:style-name="T2">de 32 b</text:span><text:span text:style-name="T8">it</text:span><text:span text:style-name="T2">s(x86</text:span><text:span text:style-name="T9">-</text:span><text:span text:style-name="T2">32</text:span><text:span text:style-name="T8">/</text:span><text:span text:style-name="T2">IA-32), S</text:span><text:span text:style-name="T8">i</text:span><text:span text:style-name="T2">n</text:span><text:span text:style-name="T8">t</text:span><text:span text:style-name="T2">axe In</text:span><text:span text:style-name="T11">t</text:span><text:span text:style-name="T2">e</text:span><text:span text:style-name="T8">l</text:span><text:span text:style-name="T2">:</text:span><text:span text:style-name="T11"> </text:span><text:span text:style-name="T2">80386, 80486,</text:span></text:p>
      <text:p text:style-name="P3">80586, 80686;</text:p>
      <text:p text:style-name="P14"><text:span text:style-name="T8">Li</text:span><text:span text:style-name="T2">nguag</text:span><text:span text:style-name="T11">e</text:span><text:span text:style-name="T2">m</text:span><text:span text:style-name="T31"> </text:span><text:span text:style-name="T8">A</text:span><text:span text:style-name="T2">sse</text:span><text:span text:style-name="T8">m</text:span><text:span text:style-name="T2">b</text:span><text:span text:style-name="T27">l</text:span><text:span text:style-name="T2">y</text:span><text:span text:style-name="T32"> </text:span><text:span text:style-name="T2">Arqu</text:span><text:span text:style-name="T8">it</text:span><text:span text:style-name="T2">e</text:span><text:span text:style-name="T8">t</text:span><text:span text:style-name="T2">u</text:span><text:span text:style-name="T9">r</text:span><text:span text:style-name="T2">a In</text:span><text:span text:style-name="T8">t</text:span><text:span text:style-name="T2">el</text:span><text:span text:style-name="T11"> </text:span><text:span text:style-name="T2">de 64 b</text:span><text:span text:style-name="T8">it</text:span><text:span text:style-name="T2">s(x86</text:span><text:span text:style-name="T9">-</text:span><text:span text:style-name="T2">64</text:span><text:span text:style-name="T8">/E</text:span><text:span text:style-name="T2">M64</text:span><text:span text:style-name="T8">T</text:span><text:span text:style-name="T2">), S</text:span><text:span text:style-name="T8">i</text:span><text:span text:style-name="T2">n</text:span><text:span text:style-name="T8">t</text:span><text:span text:style-name="T2">a</text:span><text:span text:style-name="T9">x</text:span><text:span text:style-name="T2">e In</text:span><text:span text:style-name="T8">t</text:span><text:span text:style-name="T11">e</text:span><text:span text:style-name="T8">l</text:span><text:span text:style-name="T2">:</text:span><text:span text:style-name="T8"> </text:span><text:span text:style-name="T2">c</text:span><text:span text:style-name="T9">o</text:span><text:span text:style-name="T2">m</text:span><text:span text:style-name="T8"> </text:span><text:span text:style-name="T2">o con</text:span><text:span text:style-name="T11">j</text:span><text:span text:style-name="T2">un</text:span><text:span text:style-name="T8">t</text:span><text:span text:style-name="T2">o de </text:span><text:span text:style-name="T8">i</text:span><text:span text:style-name="T2">ns</text:span><text:span text:style-name="T8">t</text:span><text:span text:style-name="T2">ruções</text:span><text:span text:style-name="T9"> </text:span><text:span text:style-name="T8">M</text:span><text:span text:style-name="T2">MX, </text:span><text:span text:style-name="T8">S</text:span><text:span text:style-name="T2">S</text:span><text:span text:style-name="T8">E</text:span><text:span text:style-name="T2">, SS</text:span><text:span text:style-name="T8">E</text:span><text:span text:style-name="T2">2 e SS</text:span><text:span text:style-name="T8">E</text:span><text:span text:style-name="T2">3.</text:span></text:p>
      <text:p text:style-name="P7"/>
      <text:p text:style-name="P1"><text:span text:style-name="T1">D</text:span><text:span text:style-name="T14">e</text:span><text:span text:style-name="T1">senvo</text:span><text:span text:style-name="T7">l</text:span><text:span text:style-name="T10">v</text:span><text:span text:style-name="T14">i</text:span><text:span text:style-name="T10">m</text:span><text:span text:style-name="T1">ento</text:span><text:span text:style-name="T24"> </text:span><text:span text:style-name="T16">W</text:span><text:span text:style-name="T1">eb:</text:span></text:p>
      <text:p text:style-name="P15"><text:span text:style-name="T8">Li</text:span><text:span text:style-name="T2">nguagens:</text:span><text:span text:style-name="T11"> </text:span><text:span text:style-name="T2">H</text:span><text:span text:style-name="T8">T</text:span><text:span text:style-name="T2">M</text:span><text:span text:style-name="T8">L</text:span><text:span text:style-name="T2">, </text:span><text:span text:style-name="T8">X</text:span><text:span text:style-name="T2">M</text:span><text:span text:style-name="T8">L</text:span><text:span text:style-name="T2">,</text:span><text:span text:style-name="T9"> </text:span><text:span text:style-name="T2">Conh</text:span><text:span text:style-name="T8">e</text:span><text:span text:style-name="T2">c</text:span><text:span text:style-name="T11">i</text:span><text:span text:style-name="T13">m</text:span><text:span text:style-name="T11">e</text:span><text:span text:style-name="T2">n</text:span><text:span text:style-name="T8">t</text:span><text:span text:style-name="T2">o </text:span><text:span text:style-name="T8">i</text:span><text:span text:style-name="T9">n</text:span><text:span text:style-name="T8">t</text:span><text:span text:style-name="T2">e</text:span><text:span text:style-name="T9">r</text:span><text:span text:style-name="T13">m</text:span><text:span text:style-name="T2">e</text:span><text:span text:style-name="T9">d</text:span><text:span text:style-name="T8">i</text:span><text:span text:style-name="T2">ár</text:span><text:span text:style-name="T8">i</text:span><text:span text:style-name="T2">o</text:span><text:span text:style-name="T9"> </text:span><text:span text:style-name="T2">em</text:span><text:span text:style-name="T8"> </text:span><text:span text:style-name="T2">JavaScr</text:span><text:span text:style-name="T8">i</text:span><text:span text:style-name="T9">p</text:span><text:span text:style-name="T2">t</text:span><text:span text:style-name="T8"> </text:span><text:span text:style-name="T2">e CSS; </text:span><text:span text:style-name="T8">Li</text:span><text:span text:style-name="T2">nguag</text:span><text:span text:style-name="T11">e</text:span><text:span text:style-name="T2">m</text:span><text:span text:style-name="T8"> </text:span><text:span text:style-name="T2">d</text:span><text:span text:style-name="T8">i</text:span><text:span text:style-name="T2">n</text:span><text:span text:style-name="T11">â</text:span><text:span text:style-name="T8">mi</text:span><text:span text:style-name="T11">c</text:span><text:span text:style-name="T2">a para</text:span><text:span text:style-name="T11"> </text:span><text:span text:style-name="T8">D</text:span><text:span text:style-name="T2">esenvo</text:span><text:span text:style-name="T8">l</text:span><text:span text:style-name="T9">v</text:span><text:span text:style-name="T8">im</text:span><text:span text:style-name="T2">en</text:span><text:span text:style-name="T8">t</text:span><text:span text:style-name="T2">o</text:span><text:span text:style-name="T23"> </text:span><text:span text:style-name="T33">W</text:span><text:span text:style-name="T2">eb:</text:span><text:span text:style-name="T11"> </text:span><text:span text:style-name="T8">P</text:span><text:span text:style-name="T2">HP;</text:span></text:p>
      <text:p text:style-name="P1"><text:span text:style-name="T2">B</text:span><text:span text:style-name="T8">a</text:span><text:span text:style-name="T2">nco de</text:span><text:span text:style-name="T11"> </text:span><text:span text:style-name="T8">D</text:span><text:span text:style-name="T2">ados:</text:span><text:span text:style-name="T8"> </text:span><text:span text:style-name="T2">SQ</text:span><text:span text:style-name="T8">L</text:span><text:span text:style-name="T2">, </text:span><text:span text:style-name="T9">M</text:span><text:span text:style-name="T25">y</text:span><text:span text:style-name="T2">Sq</text:span><text:span text:style-name="T8">l</text:span><text:span text:style-name="T2">,</text:span><text:span text:style-name="T9"> </text:span><text:span text:style-name="T2">php</text:span><text:span text:style-name="T9">M</text:span><text:span text:style-name="T25">y</text:span><text:span text:style-name="T2">A</text:span><text:span text:style-name="T9">d</text:span><text:span text:style-name="T13">m</text:span><text:span text:style-name="T8">i</text:span><text:span text:style-name="T2">n.</text:span></text:p>
      <text:p text:style-name="P7"/>
      <text:p text:style-name="P1"><text:span text:style-name="T1">Banc</text:span><text:span text:style-name="T22">o</text:span><text:span text:style-name="T1">s de Dados:</text:span></text:p>
      <text:p text:style-name="P16"><text:soft-page-break/><text:span text:style-name="T8">Li</text:span><text:span text:style-name="T2">nguag</text:span><text:span text:style-name="T11">e</text:span><text:span text:style-name="T2">m</text:span><text:span text:style-name="T8"> </text:span><text:span text:style-name="T2">SQ</text:span><text:span text:style-name="T8">L</text:span><text:span text:style-name="T2">(Conh</text:span><text:span text:style-name="T8">e</text:span><text:span text:style-name="T2">c</text:span><text:span text:style-name="T11">i</text:span><text:span text:style-name="T8">m</text:span><text:span text:style-name="T2">en</text:span><text:span text:style-name="T8">t</text:span><text:span text:style-name="T2">o</text:span><text:span text:style-name="T9"> </text:span><text:span text:style-name="T8">i</text:span><text:span text:style-name="T2">n</text:span><text:span text:style-name="T8">t</text:span><text:span text:style-name="T2">e</text:span><text:span text:style-name="T9">r</text:span><text:span text:style-name="T8">m</text:span><text:span text:style-name="T2">ed</text:span><text:span text:style-name="T8">i</text:span><text:span text:style-name="T2">á</text:span><text:span text:style-name="T9">r</text:span><text:span text:style-name="T8">i</text:span><text:span text:style-name="T2">o); </text:span><text:span text:style-name="T9">M</text:span><text:span text:style-name="T20">y</text:span><text:span text:style-name="T2">S</text:span><text:span text:style-name="T9">Q</text:span><text:span text:style-name="T8">L</text:span><text:span text:style-name="T2">;</text:span></text:p>
      <text:p text:style-name="P22"><text:span text:style-name="T8">S</text:span><text:span text:style-name="T2">Q</text:span><text:span text:style-name="T8">L</text:span><text:span text:style-name="T11">i</text:span><text:span text:style-name="T8">t</text:span><text:span text:style-name="T2">e; P</text:span><text:span text:style-name="T23">o</text:span><text:span text:style-name="T2">s</text:span><text:span text:style-name="T8">t</text:span><text:span text:style-name="T2">greSQ</text:span><text:span text:style-name="T8">L</text:span><text:span text:style-name="T2">.</text:span></text:p>
      <text:p text:style-name="P23"/>
      <text:p text:style-name="P6"><text:span text:style-name="T7">C</text:span><text:span text:style-name="T1">on</text:span><text:span text:style-name="T10">t</text:span><text:span text:style-name="T21">r</text:span><text:span text:style-name="T1">o</text:span><text:span text:style-name="T7">l</text:span><text:span text:style-name="T1">e</text:span><text:span text:style-name="T12"> </text:span><text:span text:style-name="T1">de</text:span><text:span text:style-name="T34"> </text:span><text:span text:style-name="T30">V</text:span><text:span text:style-name="T12">e</text:span><text:span text:style-name="T1">rsão:</text:span></text:p>
      <text:p text:style-name="P1"><text:span text:style-name="T2">Conh</text:span><text:span text:style-name="T8">e</text:span><text:span text:style-name="T2">c</text:span><text:span text:style-name="T11">i</text:span><text:span text:style-name="T13">m</text:span><text:span text:style-name="T11">e</text:span><text:span text:style-name="T2">n</text:span><text:span text:style-name="T8">t</text:span><text:span text:style-name="T2">o</text:span><text:span text:style-name="T9"> </text:span><text:span text:style-name="T2">b</text:span><text:span text:style-name="T13">á</text:span><text:span text:style-name="T2">s</text:span><text:span text:style-name="T11">i</text:span><text:span text:style-name="T2">co sobre o con</text:span><text:span text:style-name="T8">t</text:span><text:span text:style-name="T2">ro</text:span><text:span text:style-name="T11">l</text:span><text:span text:style-name="T2">e de versão</text:span><text:span text:style-name="T9"> </text:span><text:span text:style-name="T2">G</text:span><text:span text:style-name="T8">it</text:span><text:span text:style-name="T2">.</text:span></text:p>
      <text:p text:style-name="P7"/>
      <text:p text:style-name="P1"><text:span text:style-name="T1">Á</text:span><text:span text:style-name="T21">r</text:span><text:span text:style-name="T1">eas e</text:span><text:span text:style-name="T12"> </text:span><text:span text:style-name="T22">a</text:span><text:span text:style-name="T1">ss</text:span><text:span text:style-name="T7">u</text:span><text:span text:style-name="T1">ntos de </text:span><text:span text:style-name="T7">i</text:span><text:span text:style-name="T1">nt</text:span><text:span text:style-name="T12">e</text:span><text:span text:style-name="T21">r</text:span><text:span text:style-name="T1">esse:</text:span></text:p>
      <text:p text:style-name="P1"><text:span text:style-name="T8">A</text:span><text:span text:style-name="T2">rqu</text:span><text:span text:style-name="T11">i</text:span><text:span text:style-name="T8">t</text:span><text:span text:style-name="T2">e</text:span><text:span text:style-name="T8">t</text:span><text:span text:style-name="T2">ura</text:span><text:span text:style-name="T11"> </text:span><text:span text:style-name="T2">de processadores, e </text:span><text:span text:style-name="T11">l</text:span><text:span text:style-name="T8">i</text:span><text:span text:style-name="T2">nguag</text:span><text:span text:style-name="T11">e</text:span><text:span text:style-name="T2">m</text:span><text:span text:style-name="T26"> </text:span><text:span text:style-name="T2">A</text:span><text:span text:style-name="T8">s</text:span><text:span text:style-name="T2">s</text:span><text:span text:style-name="T11">e</text:span><text:span text:style-name="T13">m</text:span><text:span text:style-name="T9">b</text:span><text:span text:style-name="T11">l</text:span><text:span text:style-name="T25">y</text:span><text:span text:style-name="T2">;</text:span></text:p>
      <text:p text:style-name="P17"><text:span text:style-name="T8">G</text:span><text:span text:style-name="T2">rande</text:span><text:span text:style-name="T11"> </text:span><text:span text:style-name="T2">cur</text:span><text:span text:style-name="T8">i</text:span><text:span text:style-name="T2">os</text:span><text:span text:style-name="T8">i</text:span><text:span text:style-name="T2">da</text:span><text:span text:style-name="T9">d</text:span><text:span text:style-name="T2">e sobre o func</text:span><text:span text:style-name="T8">i</text:span><text:span text:style-name="T2">on</text:span><text:span text:style-name="T11">a</text:span><text:span text:style-name="T8">m</text:span><text:span text:style-name="T2">en</text:span><text:span text:style-name="T8">t</text:span><text:span text:style-name="T2">o</text:span><text:span text:style-name="T9"> </text:span><text:span text:style-name="T8">i</text:span><text:span text:style-name="T2">n</text:span><text:span text:style-name="T8">t</text:span><text:span text:style-name="T2">erno</text:span><text:span text:style-name="T9"> </text:span><text:span text:style-name="T2">das ferra</text:span><text:span text:style-name="T8">m</text:span><text:span text:style-name="T2">en</text:span><text:span text:style-name="T11">t</text:span><text:span text:style-name="T2">as de sof</text:span><text:span text:style-name="T8">t</text:span><text:span text:style-name="T2">ware e</text:span><text:span text:style-name="T11"> </text:span><text:span text:style-name="T8">li</text:span><text:span text:style-name="T2">nguagens; </text:span><text:span text:style-name="T8">E</text:span><text:span text:style-name="T2">s</text:span><text:span text:style-name="T8">t</text:span><text:span text:style-name="T2">ru</text:span><text:span text:style-name="T8">t</text:span><text:span text:style-name="T2">uras de</text:span><text:span text:style-name="T11"> </text:span><text:span text:style-name="T2">Dad</text:span><text:span text:style-name="T23">o</text:span><text:span text:style-name="T2">s C</text:span><text:span text:style-name="T11">o</text:span><text:span text:style-name="T13">m</text:span><text:span text:style-name="T2">p</text:span><text:span text:style-name="T11">l</text:span><text:span text:style-name="T2">exas;</text:span></text:p>
      <text:p text:style-name="P1"><text:span text:style-name="T8">Li</text:span><text:span text:style-name="T2">nguagens</text:span><text:span text:style-name="T9"> </text:span><text:span text:style-name="T2">de Progra</text:span><text:span text:style-name="T8">m</text:span><text:span text:style-name="T2">ação.</text:span></text:p>
      <text:p text:style-name="P7"/>
      <text:p text:style-name="P1"><text:span text:style-name="T7">F</text:span><text:span text:style-name="T1">o</text:span><text:span text:style-name="T14">r</text:span><text:span text:style-name="T10">m</text:span><text:span text:style-name="T1">ação:</text:span></text:p>
      <text:p text:style-name="P1"><text:span text:style-name="T2">Cu</text:span><text:span text:style-name="T23">r</text:span><text:span text:style-name="T2">so de</text:span><text:span text:style-name="T11"> </text:span><text:span text:style-name="T8">L</text:span><text:span text:style-name="T2">óg</text:span><text:span text:style-name="T8">i</text:span><text:span text:style-name="T2">ca</text:span><text:span text:style-name="T11"> </text:span><text:span text:style-name="T2">de Progra</text:span><text:span text:style-name="T8">m</text:span><text:span text:style-name="T2">a</text:span><text:span text:style-name="T11">ç</text:span><text:span text:style-name="T2">ão.</text:span></text:p>
      <text:p text:style-name="P18"><text:span text:style-name="T2">Cu</text:span><text:span text:style-name="T23">r</text:span><text:span text:style-name="T2">so de</text:span><text:span text:style-name="T31"> </text:span><text:span text:style-name="T2">A</text:span><text:span text:style-name="T8">s</text:span><text:span text:style-name="T2">s</text:span><text:span text:style-name="T8">i</text:span><text:span text:style-name="T2">s</text:span><text:span text:style-name="T8">t</text:span><text:span text:style-name="T2">ên</text:span><text:span text:style-name="T11">c</text:span><text:span text:style-name="T8">i</text:span><text:span text:style-name="T2">a</text:span><text:span text:style-name="T35"> </text:span><text:span text:style-name="T8">T</text:span><text:span text:style-name="T11">é</text:span><text:span text:style-name="T2">cn</text:span><text:span text:style-name="T8">i</text:span><text:span text:style-name="T2">ca</text:span><text:span text:style-name="T11"> </text:span><text:span text:style-name="T2">em</text:span><text:span text:style-name="T8"> </text:span><text:span text:style-name="T2">M</text:span><text:span text:style-name="T8">i</text:span><text:span text:style-name="T2">croc</text:span><text:span text:style-name="T9">o</text:span><text:span text:style-name="T8">m</text:span><text:span text:style-name="T2">pu</text:span><text:span text:style-name="T8">t</text:span><text:span text:style-name="T2">ado</text:span><text:span text:style-name="T9">r</text:span><text:span text:style-name="T2">es. Cu</text:span><text:span text:style-name="T23">r</text:span><text:span text:style-name="T2">so de</text:span><text:span text:style-name="T35"> </text:span><text:span text:style-name="T36">W</text:span><text:span text:style-name="T2">eb Des</text:span><text:span text:style-name="T8">i</text:span><text:span text:style-name="T2">gn.</text:span></text:p>
      <text:p text:style-name="P19"><text:span text:style-name="T2">Cu</text:span><text:span text:style-name="T23">r</text:span><text:span text:style-name="T2">so e</text:span><text:span text:style-name="T35"> </text:span><text:span text:style-name="T37">T</text:span><text:span text:style-name="T2">r</text:span><text:span text:style-name="T11">e</text:span><text:span text:style-name="T8">i</text:span><text:span text:style-name="T2">n</text:span><text:span text:style-name="T11">a</text:span><text:span text:style-name="T13">m</text:span><text:span text:style-name="T2">e</text:span><text:span text:style-name="T9">n</text:span><text:span text:style-name="T8">t</text:span><text:span text:style-name="T2">o de</text:span><text:span text:style-name="T11"> </text:span><text:span text:style-name="T8">D</text:span><text:span text:style-name="T2">esenvo</text:span><text:span text:style-name="T8">l</text:span><text:span text:style-name="T9">v</text:span><text:span text:style-name="T8">im</text:span><text:span text:style-name="T2">en</text:span><text:span text:style-name="T8">t</text:span><text:span text:style-name="T2">o</text:span><text:span text:style-name="T23"> </text:span><text:span text:style-name="T33">W</text:span><text:span text:style-name="T2">eb</text:span><text:span text:style-name="T9"> </text:span><text:span text:style-name="T2">com</text:span><text:span text:style-name="T8"> </text:span><text:span text:style-name="T2">PHP</text:span><text:span text:style-name="T37"> </text:span><text:span text:style-name="T2">- O</text:span><text:span text:style-name="T8">lim</text:span><text:span text:style-name="T2">p</text:span><text:span text:style-name="T11">í</text:span><text:span text:style-name="T2">ada do Conh</text:span><text:span text:style-name="T8">e</text:span><text:span text:style-name="T11">c</text:span><text:span text:style-name="T8">im</text:span><text:span text:style-name="T2">e</text:span><text:span text:style-name="T9">n</text:span><text:span text:style-name="T8">t</text:span><text:span text:style-name="T2">o S</text:span><text:span text:style-name="T8">EN</text:span><text:span text:style-name="T2">AI. Par</text:span><text:span text:style-name="T8">ti</text:span><text:span text:style-name="T11">c</text:span><text:span text:style-name="T8">i</text:span><text:span text:style-name="T2">pação</text:span><text:span text:style-name="T9"> </text:span><text:span text:style-name="T2">de Curs</text:span><text:span text:style-name="T23">o</text:span><text:span text:style-name="T2">s On</text:span><text:span text:style-name="T8">li</text:span><text:span text:style-name="T2">ne</text:span><text:span text:style-name="T11"> </text:span><text:span text:style-name="T2">de Desenvo</text:span><text:span text:style-name="T8">l</text:span><text:span text:style-name="T2">v</text:span><text:span text:style-name="T11">i</text:span><text:span text:style-name="T8">m</text:span><text:span text:style-name="T2">en</text:span><text:span text:style-name="T8">t</text:span><text:span text:style-name="T2">o</text:span><text:span text:style-name="T25"> </text:span><text:span text:style-name="T36">W</text:span><text:span text:style-name="T2">eb c</text:span><text:span text:style-name="T9">o</text:span><text:span text:style-name="T2">m</text:span><text:span text:style-name="T8"> P</text:span><text:span text:style-name="T2">H</text:span><text:span text:style-name="T38">P</text:span><text:span text:style-name="T2">.</text:span></text:p>
      <text:p text:style-name="P1"><text:span text:style-name="T2">2o </text:span><text:span text:style-name="T8">L</text:span><text:span text:style-name="T2">ugar na</text:span><text:span text:style-name="T11"> </text:span><text:span text:style-name="T2">O</text:span><text:span text:style-name="T8">lim</text:span><text:span text:style-name="T2">p</text:span><text:span text:style-name="T8">í</text:span><text:span text:style-name="T2">a</text:span><text:span text:style-name="T9">d</text:span><text:span text:style-name="T2">a do Conh</text:span><text:span text:style-name="T8">e</text:span><text:span text:style-name="T2">c</text:span><text:span text:style-name="T11">i</text:span><text:span text:style-name="T8">m</text:span><text:span text:style-name="T2">en</text:span><text:span text:style-name="T8">t</text:span><text:span text:style-name="T2">o</text:span><text:span text:style-name="T9"> </text:span><text:span text:style-name="T2">S</text:span><text:span text:style-name="T8">EN</text:span><text:span text:style-name="T2">AI - Fase </text:span><text:span text:style-name="T8">E</text:span><text:span text:style-name="T2">s</text:span><text:span text:style-name="T8">t</text:span><text:span text:style-name="T2">ad</text:span><text:span text:style-name="T9">u</text:span><text:span text:style-name="T2">a</text:span><text:span text:style-name="T8">l</text:span><text:span text:style-name="T2">. Desenvo</text:span><text:span text:style-name="T8">l</text:span><text:span text:style-name="T2">v</text:span><text:span text:style-name="T11">i</text:span><text:span text:style-name="T8">m</text:span><text:span text:style-name="T2">en</text:span><text:span text:style-name="T8">t</text:span><text:span text:style-name="T2">o</text:span></text:p>
      <text:p text:style-name="P20"><text:span text:style-name="T33">W</text:span><text:span text:style-name="T2">eb</text:span><text:span text:style-name="T8">/</text:span><text:span text:style-name="T2">Progr</text:span><text:span text:style-name="T11">a</text:span><text:span text:style-name="T8">m</text:span><text:span text:style-name="T2">a</text:span><text:span text:style-name="T11">ç</text:span><text:span text:style-name="T2">ão para</text:span><text:span text:style-name="T35"> </text:span><text:span text:style-name="T36">W</text:span><text:span text:style-name="T2">eb</text:span><text:span text:style-name="T8">/</text:span><text:span text:style-name="T36">W</text:span><text:span text:style-name="T2">eb Des</text:span><text:span text:style-name="T8">i</text:span><text:span text:style-name="T2">gn</text:span><text:span text:style-name="T11">/</text:span><text:span text:style-name="T33">W</text:span><text:span text:style-name="T2">e</text:span><text:span text:style-name="T9">b</text:span><text:span text:style-name="T13">m</text:span><text:span text:style-name="T2">as</text:span><text:span text:style-name="T11">t</text:span><text:span text:style-name="T2">e</text:span><text:span text:style-name="T15">r</text:span><text:span text:style-name="T2">. </text:span><text:span text:style-name="T8">E</text:span><text:span text:style-name="T2">ns</text:span><text:span text:style-name="T8">i</text:span><text:span text:style-name="T2">no Méd</text:span><text:span text:style-name="T8">i</text:span><text:span text:style-name="T2">o – Con</text:span><text:span text:style-name="T8">cl</text:span><text:span text:style-name="T9">u</text:span><text:span text:style-name="T8">í</text:span><text:span text:style-name="T2">do.</text:span></text:p>
      <text:p text:style-name="P7"/>
      <text:p text:style-name="P1"><text:span text:style-name="T7">A</text:span><text:span text:style-name="T1">t</text:span><text:span text:style-name="T7">i</text:span><text:span text:style-name="T10">v</text:span><text:span text:style-name="T7">i</text:span><text:span text:style-name="T1">dades </text:span><text:span text:style-name="T7">P</text:span><text:span text:style-name="T1">e</text:span><text:span text:style-name="T7">s</text:span><text:span text:style-name="T1">soa</text:span><text:span text:style-name="T7">i</text:span><text:span text:style-name="T1">s</text:span><text:span text:style-name="T12">/</text:span><text:span text:style-name="T7">H</text:span><text:span text:style-name="T1">obb</text:span><text:span text:style-name="T7">i</text:span><text:span text:style-name="T1">es:</text:span></text:p>
      <text:p text:style-name="P21">Desenvolvimento de Módulos e Char Drivers para o Kernel do Linux, inculcando como aprendizado as estruturas internas do Kernel.</text:p>
      <text:list xml:id="list4810024768197484304" text:style-name="L4">
        <text:list-item>
          <text:p text:style-name="P29">Alguns códigos poderão ser visualizados em meu repositório:<text:line-break/><text:a xlink:type="simple" xlink:href="https://github.com/icarofreire/Modulos-Kernel" text:style-name="Internet_20_link" text:visited-style-name="Visited_20_Internet_20_Link"><text:span text:style-name="T60">https://github.com/icarofreire/Modulos-Kernel</text:span></text:a></text:p>
        </text:list-item>
      </text:list>
      <text:p text:style-name="P7"/>
      <text:p text:style-name="P1"><text:span text:style-name="T1">E</text:span><text:span text:style-name="T22">x</text:span><text:span text:style-name="T1">p</text:span><text:span text:style-name="T12">e</text:span><text:span text:style-name="T1">r</text:span><text:span text:style-name="T7">i</text:span><text:span text:style-name="T1">ênc</text:span><text:span text:style-name="T7">i</text:span><text:span text:style-name="T1">a</text:span><text:span text:style-name="T10"> </text:span><text:span text:style-name="T7">P</text:span><text:span text:style-name="T34">r</text:span><text:span text:style-name="T22">o</text:span><text:span text:style-name="T10">f</text:span><text:span text:style-name="T7">i</text:span><text:span text:style-name="T1">ss</text:span><text:span text:style-name="T7">i</text:span><text:span text:style-name="T1">ona</text:span><text:span text:style-name="T7">l</text:span><text:span text:style-name="T1">:</text:span></text:p>
      <text:list xml:id="list9205484700090059263" text:style-name="L5">
        <text:list-item>
          <text:p text:style-name="P30"><text:span text:style-name="T2">Se</text:span><text:span text:style-name="T20">r</text:span><text:span text:style-name="T2">g</text:span><text:span text:style-name="T8">i</text:span><text:span text:style-name="T9">p</text:span><text:span text:style-name="T2">e Info</text:span><text:span text:style-name="T9">r</text:span><text:span text:style-name="T13">m</text:span><text:span text:style-name="T11">á</text:span><text:span text:style-name="T8">ti</text:span><text:span text:style-name="T2">ca</text:span><text:span text:style-name="T11"> </text:span><text:span text:style-name="T2">- Pres</text:span><text:span text:style-name="T8">t</text:span><text:span text:style-name="T2">ador de Serv</text:span><text:span text:style-name="T8">i</text:span><text:span text:style-name="T2">ços</text:span><text:span text:style-name="T9"> </text:span><text:span text:style-name="T2">de D</text:span><text:span text:style-name="T13">e</text:span><text:span text:style-name="T2">senv</text:span><text:span text:style-name="T9">o</text:span><text:span text:style-name="T8">l</text:span><text:span text:style-name="T2">v</text:span><text:span text:style-name="T11">i</text:span><text:span text:style-name="T13">m</text:span><text:span text:style-name="T2">e</text:span><text:span text:style-name="T9">n</text:span><text:span text:style-name="T8">t</text:span><text:span text:style-name="T2">o</text:span><text:span text:style-name="T25"> </text:span><text:span text:style-name="T33">W</text:span><text:span text:style-name="T2">eb,</text:span><text:span text:style-name="T9"> </text:span><text:span text:style-name="T2">D</text:span><text:span text:style-name="T13">e</text:span><text:span text:style-name="T2">senv</text:span><text:span text:style-name="T9">o</text:span><text:span text:style-name="T8">l</text:span><text:span text:style-name="T2">vedor B</text:span><text:span text:style-name="T8">a</text:span><text:span text:style-name="T2">ck</text:span><text:span text:style-name="T9">-</text:span><text:span text:style-name="T8">E</text:span><text:span text:style-name="T2">nd de S</text:span><text:span text:style-name="T8">i</text:span><text:span text:style-name="T2">s</text:span><text:span text:style-name="T8">t</text:span><text:span text:style-name="T2">e</text:span><text:span text:style-name="T8">m</text:span><text:span text:style-name="T2">as</text:span><text:span text:style-name="T25"> </text:span><text:span text:style-name="T33">W</text:span><text:span text:style-name="T2">eb</text:span><text:span text:style-name="T9"> </text:span><text:span text:style-name="T2">c</text:span><text:span text:style-name="T9">o</text:span><text:span text:style-name="T2">m</text:span><text:span text:style-name="T8"> P</text:span><text:span text:style-name="T2">HP</text:span><text:span text:style-name="T37"> </text:span><text:span text:style-name="T2">e </text:span><text:span text:style-name="T18">M</text:span><text:span text:style-name="T20">y</text:span><text:span text:style-name="T2">S</text:span><text:span text:style-name="T9">q</text:span><text:span text:style-name="T8">l</text:span><text:span text:style-name="T2">.</text:span></text:p>
        </text:list-item>
        <text:list-item>
          <text:p text:style-name="P30"><text:span text:style-name="T2">Mag</text:span><text:span text:style-name="T8">i</text:span><text:span text:style-name="T2">kal</text:span><text:span text:style-name="T11"> </text:span><text:span text:style-name="T2">D</text:span><text:span text:style-name="T13">e</text:span><text:span text:style-name="T2">s</text:span><text:span text:style-name="T8">i</text:span><text:span text:style-name="T2">gn</text:span><text:span text:style-name="T9"> </text:span><text:span text:style-name="T2">- </text:span><text:span text:style-name="T8">P</text:span><text:span text:style-name="T2">res</text:span><text:span text:style-name="T8">t</text:span><text:span text:style-name="T2">ador</text:span><text:span text:style-name="T9"> </text:span><text:span text:style-name="T2">de Serv</text:span><text:span text:style-name="T8">i</text:span><text:span text:style-name="T2">ços de</text:span><text:span text:style-name="T11"> </text:span><text:span text:style-name="T8">D</text:span><text:span text:style-name="T2">esenvo</text:span><text:span text:style-name="T8">l</text:span><text:span text:style-name="T9">v</text:span><text:span text:style-name="T8">im</text:span><text:span text:style-name="T2">en</text:span><text:span text:style-name="T8">t</text:span><text:span text:style-name="T2">o</text:span><text:span text:style-name="T39"> </text:span><text:span text:style-name="T2">Andro</text:span><text:span text:style-name="T8">i</text:span><text:span text:style-name="T2">d, Desenvo</text:span><text:span text:style-name="T8">l</text:span><text:span text:style-name="T2">vedor</text:span><text:span text:style-name="T9"> </text:span><text:span text:style-name="T2">B</text:span><text:span text:style-name="T8">a</text:span><text:span text:style-name="T2">ck-</text:span><text:span text:style-name="T8">E</text:span><text:span text:style-name="T2">nd</text:span><text:span text:style-name="T9"> </text:span><text:span text:style-name="T2">de S</text:span><text:span text:style-name="T8">i</text:span><text:span text:style-name="T2">s</text:span><text:span text:style-name="T8">t</text:span><text:span text:style-name="T2">e</text:span><text:span text:style-name="T8">m</text:span><text:span text:style-name="T2">as</text:span><text:span text:style-name="T39"> </text:span><text:span text:style-name="T8">A</text:span><text:span text:style-name="T2">ndro</text:span><text:span text:style-name="T8">i</text:span><text:span text:style-name="T2">d</text:span><text:span text:style-name="T9"> </text:span><text:span text:style-name="T2">escr</text:span><text:span text:style-name="T8">it</text:span><text:span text:style-name="T2">os </text:span><text:span text:style-name="T11">e</text:span><text:span text:style-name="T2">m</text:span><text:span text:style-name="T8"> Li</text:span><text:span text:style-name="T2">nguag</text:span><text:span text:style-name="T11">e</text:span><text:span text:style-name="T2">m</text:span><text:span text:style-name="T8"> </text:span><text:span text:style-name="T2">Java.</text:span></text:p>
        </text:list-item>
        <text:list-item>
          <text:p text:style-name="P31"><text:span text:style-name="T2">Alfama Web - <text:s/>D</text:span><text:span text:style-name="T13">e</text:span><text:span text:style-name="T2">senv</text:span><text:span text:style-name="T9">o</text:span><text:span text:style-name="T8">l</text:span><text:span text:style-name="T2">vedor B</text:span><text:span text:style-name="T8">a</text:span><text:span text:style-name="T2">ck</text:span><text:span text:style-name="T9">-</text:span><text:span text:style-name="T8">E</text:span><text:span text:style-name="T2">nd de S</text:span><text:span text:style-name="T8">i</text:span><text:span text:style-name="T2">s</text:span><text:span text:style-name="T8">t</text:span><text:span text:style-name="T2">e</text:span><text:span text:style-name="T8">m</text:span><text:span text:style-name="T2">as</text:span><text:span text:style-name="T25"> </text:span><text:span text:style-name="T33">W</text:span><text:span text:style-name="T2">eb</text:span><text:span text:style-name="T9"> </text:span><text:span text:style-name="T2">c</text:span><text:span text:style-name="T9">o</text:span><text:span text:style-name="T2">m</text:span><text:span text:style-name="T8"> P</text:span><text:span text:style-name="T2">HP</text:span><text:span text:style-name="T37"> </text:span><text:span text:style-name="T2">e </text:span><text:span text:style-name="T18">M</text:span><text:span text:style-name="T20">y</text:span><text:span text:style-name="T2">S</text:span><text:span text:style-name="T9">q</text:span><text:span text:style-name="T8">l</text:span><text:span text:style-name="T2">.</text:span></text:p>
        </text:list-item>
      </text:list>
      <text:p text:style-name="P7"/>
      <text:p text:style-name="P24"><text:span text:style-name="T1">A</text:span><text:span text:style-name="T7">l</text:span><text:span text:style-name="T1">g</text:span><text:span text:style-name="T7">u</text:span><text:span text:style-name="T1">ns cód</text:span><text:span text:style-name="T7">i</text:span><text:span text:style-name="T1">gos escr</text:span><text:span text:style-name="T7">i</text:span><text:span text:style-name="T1">tos: </text:span><text:a xlink:type="simple" xlink:href="https://github.com/icarofreire" text:style-name="Internet_20_link" text:visited-style-name="Visited_20_Internet_20_Link"><text:span text:style-name="T46">h</text:span></text:a><text:a xlink:type="simple" xlink:href="https://github.com/icarofreire" text:style-name="Internet_20_link" text:visited-style-name="Visited_20_Internet_20_Link"><text:span text:style-name="T48">tt</text:span></text:a><text:a xlink:type="simple" xlink:href="https://github.com/icarofreire" text:style-name="Internet_20_link" text:visited-style-name="Visited_20_Internet_20_Link"><text:span text:style-name="T46">ps</text:span></text:a><text:a xlink:type="simple" xlink:href="https://github.com/icarofreire" text:style-name="Internet_20_link" text:visited-style-name="Visited_20_Internet_20_Link"><text:span text:style-name="T48">:</text:span></text:a><text:a xlink:type="simple" xlink:href="https://github.com/icarofreire" text:style-name="Internet_20_link" text:visited-style-name="Visited_20_Internet_20_Link"><text:span text:style-name="T49">/</text:span></text:a><text:a xlink:type="simple" xlink:href="https://github.com/icarofreire" text:style-name="Internet_20_link" text:visited-style-name="Visited_20_Internet_20_Link"><text:span text:style-name="T48">/</text:span></text:a><text:a xlink:type="simple" xlink:href="https://github.com/icarofreire" text:style-name="Internet_20_link" text:visited-style-name="Visited_20_Internet_20_Link"><text:span text:style-name="T46">g</text:span></text:a><text:a xlink:type="simple" xlink:href="https://github.com/icarofreire" text:style-name="Internet_20_link" text:visited-style-name="Visited_20_Internet_20_Link"><text:span text:style-name="T48">it</text:span></text:a><text:a xlink:type="simple" xlink:href="https://github.com/icarofreire" text:style-name="Internet_20_link" text:visited-style-name="Visited_20_Internet_20_Link"><text:span text:style-name="T46">hub</text:span></text:a><text:a xlink:type="simple" xlink:href="https://github.com/icarofreire" text:style-name="Internet_20_link" text:visited-style-name="Visited_20_Internet_20_Link"><text:span text:style-name="T50">.</text:span></text:a><text:a xlink:type="simple" xlink:href="https://github.com/icarofreire" text:style-name="Internet_20_link" text:visited-style-name="Visited_20_Internet_20_Link"><text:span text:style-name="T46">co</text:span></text:a><text:a xlink:type="simple" xlink:href="https://github.com/icarofreire" text:style-name="Internet_20_link" text:visited-style-name="Visited_20_Internet_20_Link"><text:span text:style-name="T48">m/</text:span></text:a><text:a xlink:type="simple" xlink:href="https://github.com/icarofreire" text:style-name="Internet_20_link" text:visited-style-name="Visited_20_Internet_20_Link"><text:span text:style-name="T49">i</text:span></text:a><text:a xlink:type="simple" xlink:href="https://github.com/icarofreire" text:style-name="Internet_20_link" text:visited-style-name="Visited_20_Internet_20_Link"><text:span text:style-name="T46">carofr</text:span></text:a><text:a xlink:type="simple" xlink:href="https://github.com/icarofreire" text:style-name="Internet_20_link" text:visited-style-name="Visited_20_Internet_20_Link"><text:span text:style-name="T49">e</text:span></text:a><text:a xlink:type="simple" xlink:href="https://github.com/icarofreire" text:style-name="Internet_20_link" text:visited-style-name="Visited_20_Internet_20_Link"><text:span text:style-name="T48">i</text:span></text:a><text:a xlink:type="simple" xlink:href="https://github.com/icarofreire" text:style-name="Internet_20_link" text:visited-style-name="Visited_20_Internet_20_Link"><text:span text:style-name="T46">re</text:span></text:a><text:span text:style-name="T47"> </text:span><text:a xlink:type="simple" xlink:href="https://gist.github.com/icarofreire" text:style-name="Internet_20_link" text:visited-style-name="Visited_20_Internet_20_Link"><text:span text:style-name="T46">h</text:span></text:a><text:a xlink:type="simple" xlink:href="https://gist.github.com/icarofreire" text:style-name="Internet_20_link" text:visited-style-name="Visited_20_Internet_20_Link"><text:span text:style-name="T48">tt</text:span></text:a><text:a xlink:type="simple" xlink:href="https://gist.github.com/icarofreire" text:style-name="Internet_20_link" text:visited-style-name="Visited_20_Internet_20_Link"><text:span text:style-name="T46">ps</text:span></text:a><text:a xlink:type="simple" xlink:href="https://gist.github.com/icarofreire" text:style-name="Internet_20_link" text:visited-style-name="Visited_20_Internet_20_Link"><text:span text:style-name="T48">:</text:span></text:a><text:a xlink:type="simple" xlink:href="https://gist.github.com/icarofreire" text:style-name="Internet_20_link" text:visited-style-name="Visited_20_Internet_20_Link"><text:span text:style-name="T49">/</text:span></text:a><text:a xlink:type="simple" xlink:href="https://gist.github.com/icarofreire" text:style-name="Internet_20_link" text:visited-style-name="Visited_20_Internet_20_Link"><text:span text:style-name="T48">/</text:span></text:a><text:a xlink:type="simple" xlink:href="https://gist.github.com/icarofreire" text:style-name="Internet_20_link" text:visited-style-name="Visited_20_Internet_20_Link"><text:span text:style-name="T46">g</text:span></text:a><text:a xlink:type="simple" xlink:href="https://gist.github.com/icarofreire" text:style-name="Internet_20_link" text:visited-style-name="Visited_20_Internet_20_Link"><text:span text:style-name="T48">i</text:span></text:a><text:a xlink:type="simple" xlink:href="https://gist.github.com/icarofreire" text:style-name="Internet_20_link" text:visited-style-name="Visited_20_Internet_20_Link"><text:span text:style-name="T46">s</text:span></text:a><text:a xlink:type="simple" xlink:href="https://gist.github.com/icarofreire" text:style-name="Internet_20_link" text:visited-style-name="Visited_20_Internet_20_Link"><text:span text:style-name="T48">t</text:span></text:a><text:a xlink:type="simple" xlink:href="https://gist.github.com/icarofreire" text:style-name="Internet_20_link" text:visited-style-name="Visited_20_Internet_20_Link"><text:span text:style-name="T46">.g</text:span></text:a><text:a xlink:type="simple" xlink:href="https://gist.github.com/icarofreire" text:style-name="Internet_20_link" text:visited-style-name="Visited_20_Internet_20_Link"><text:span text:style-name="T49">i</text:span></text:a><text:a xlink:type="simple" xlink:href="https://gist.github.com/icarofreire" text:style-name="Internet_20_link" text:visited-style-name="Visited_20_Internet_20_Link"><text:span text:style-name="T48">t</text:span></text:a><text:a xlink:type="simple" xlink:href="https://gist.github.com/icarofreire" text:style-name="Internet_20_link" text:visited-style-name="Visited_20_Internet_20_Link"><text:span text:style-name="T46">hub.c</text:span></text:a><text:a xlink:type="simple" xlink:href="https://gist.github.com/icarofreire" text:style-name="Internet_20_link" text:visited-style-name="Visited_20_Internet_20_Link"><text:span text:style-name="T50">o</text:span></text:a><text:a xlink:type="simple" xlink:href="https://gist.github.com/icarofreire" text:style-name="Internet_20_link" text:visited-style-name="Visited_20_Internet_20_Link"><text:span text:style-name="T51">m</text:span></text:a><text:a xlink:type="simple" xlink:href="https://gist.github.com/icarofreire" text:style-name="Internet_20_link" text:visited-style-name="Visited_20_Internet_20_Link"><text:span text:style-name="T49">/</text:span></text:a><text:a xlink:type="simple" xlink:href="https://gist.github.com/icarofreire" text:style-name="Internet_20_link" text:visited-style-name="Visited_20_Internet_20_Link"><text:span text:style-name="T48">i</text:span></text:a><text:a xlink:type="simple" xlink:href="https://gist.github.com/icarofreire" text:style-name="Internet_20_link" text:visited-style-name="Visited_20_Internet_20_Link"><text:span text:style-name="T46">carof</text:span></text:a><text:a xlink:type="simple" xlink:href="https://gist.github.com/icarofreire" text:style-name="Internet_20_link" text:visited-style-name="Visited_20_Internet_20_Link"><text:span text:style-name="T50">r</text:span></text:a><text:a xlink:type="simple" xlink:href="https://gist.github.com/icarofreire" text:style-name="Internet_20_link" text:visited-style-name="Visited_20_Internet_20_Link"><text:span text:style-name="T46">e</text:span></text:a><text:a xlink:type="simple" xlink:href="https://gist.github.com/icarofreire" text:style-name="Internet_20_link" text:visited-style-name="Visited_20_Internet_20_Link"><text:span text:style-name="T48">i</text:span></text:a><text:a xlink:type="simple" xlink:href="https://gist.github.com/icarofreire" text:style-name="Internet_20_link" text:visited-style-name="Visited_20_Internet_20_Link"><text:span text:style-name="T46">r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7cm" fo:margin-bottom="0.494cm" fo:margin-left="1.799cm" fo:margin-right="1.87cm" style:writing-mode="lr-tb" style:layout-grid-color="#c0c0c0" style:layout-grid-lines="27336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aro </meta:initial-creator>
    <meta:creation-date>2016-03-31T17:06:54.573365183</meta:creation-date>
    <dc:date>2017-02-14T19:19:05.187259047</dc:date>
    <dc:creator>icaro </dc:creator>
    <meta:editing-duration>PT31M31S</meta:editing-duration>
    <meta:editing-cycles>10</meta:editing-cycles>
    <meta:generator>LibreOffice/4.3.3.2$Linux_X86_64 LibreOffice_project/430m0$Build-2</meta:generator>
    <meta:document-statistic meta:table-count="0" meta:image-count="0" meta:object-count="0" meta:page-count="2" meta:paragraph-count="52" meta:word-count="469" meta:character-count="3505" meta:non-whitespace-character-count="3097"/>
  </office:meta>
</office:document-meta>
</file>